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automatic-styles>
    <style:style style:name="P1" style:family="paragraph" style:parent-style-name="Heading_20_1">
      <style:text-properties officeooo:rsid="0012a12d" officeooo:paragraph-rsid="0012a12d"/>
    </style:style>
    <style:style style:name="P2" style:family="paragraph" style:parent-style-name="Text_20_body">
      <style:text-properties officeooo:paragraph-rsid="0012a12d"/>
    </style:style>
    <style:style style:name="P3" style:family="paragraph" style:parent-style-name="Text_20_body">
      <style:text-properties officeooo:rsid="00138e90" officeooo:paragraph-rsid="00138e90"/>
    </style:style>
    <style:style style:name="P4" style:family="paragraph" style:parent-style-name="Text_20_body">
      <style:text-properties officeooo:rsid="00138e90" officeooo:paragraph-rsid="0014ebe2"/>
    </style:style>
    <style:style style:name="P5" style:family="paragraph" style:parent-style-name="Text_20_body">
      <style:text-properties officeooo:rsid="001406af" officeooo:paragraph-rsid="001406af"/>
    </style:style>
    <style:style style:name="P6" style:family="paragraph" style:parent-style-name="Text_20_body">
      <style:text-properties officeooo:rsid="001406af" officeooo:paragraph-rsid="0014ebe2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06af"/>
    </style:style>
    <style:style style:name="T2" style:family="text">
      <style:text-properties style:font-name="arial"/>
    </style:style>
    <style:style style:name="T3" style:family="text">
      <style:text-properties officeooo:rsid="0014ebe2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Probabilités conditionnelles et indépendance</text:h>
      <text:p text:style-name="P2"/>
      <text:h text:style-name="Heading_20_2" text:outline-level="2">I – Probabilité conditionnelles</text:h>
      <text:h text:style-name="Heading_20_3" text:outline-level="3">A - Définition</text:h>
      <text:p text:style-name="P4">Soit A et B deux événements avec <text:span text:style-name="T1">P(A)</text:span> ≠ 0. On appelle probabilité conditionnelle de B sachant A, la probabilité que l'événement B se réalise sachant que l'événement A est réalisé. Elle est notée <draw:g text:anchor-type="as-char" svg:y="-0.314cm" draw:z-index="0" draw:style-name="gr1"><svg:title>TexMaths</svg:title><svg:desc>12§display§P_A (B)§svg§600§FALSE§</svg:desc><draw:g draw:style-name="gr2"><draw:path draw:style-name="gr131" draw:text-style-name="P7" svg:width="1.127cm" svg:height="0.376cm" svg:x="0.006cm" svg:y="0.023cm" svg:viewBox="0 0 1128 377" svg:d="M565 377c-188 0-377 0-565 0 0-126 0-251 0-377 376 0 752 0 1128 0 0 126 0 251 0 377-187 0-376 0-563 0z"><text:p/></draw:path><draw:path draw:style-name="gr132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133" draw:text-style-name="P8" svg:width="0.221cm" svg:height="0.209cm" svg:x="0.272cm" svg:y="0.17cm" svg:viewBox="0 0 222 210" svg:d="M43 174c-9 17-19 24-37 26-2 0-6 0-6 6 0 3 2 4 4 4 8 0 18-1 25-1 9 0 21 1 31 1 1 0 6 0 6-7 0-3-5-3-6-3-2 0-12-2-12-9 0-3 2-9 4-12 8-12 15-24 24-36 27 0 56 0 84 0 2 16 4 32 7 49-1 3-3 8-21 8-3 0-7 0-7 6 0 1 1 4 5 4 8 0 29-1 37-1 6 0 13 0 18 0s12 1 17 1c4 0 6-2 6-6s-4-4-8-4c-17 0-18-3-18-10-9-61-18-121-27-182-1-7-1-8-7-8s-7 2-10 6c-36 57-73 112-109 168zM83 132c20-32 42-63 62-96 5 33 9 64 13 96-25 0-50 0-75 0z"><text:p/></draw:path><draw:path draw:style-name="gr134" draw:text-style-name="P8" svg:width="0.097cm" svg:height="0.42cm" svg:x="0.571cm" svg:y="0.001cm" svg:viewBox="0 0 98 421" svg:d="M98 416c0-1 0-1-7-9-53-54-66-133-66-197 0-73 16-146 67-198 6-6 6-6 6-7 0-4-2-5-4-5-4 0-42 29-68 83-20 46-26 92-26 127 0 33 5 83 29 131 25 52 61 80 65 80 2 0 4-1 4-5z"><text:p/></draw:path><draw:path draw:style-name="gr135" draw:text-style-name="P8" svg:width="0.3cm" svg:height="0.285cm" svg:x="0.71cm" svg:y="0.03cm" svg:viewBox="0 0 301 286" svg:d="M49 254c-3 15-5 19-38 19-7 0-11 0-11 8 0 5 4 5 11 5 50 0 101 0 151 0 66 0 116-49 116-90 0-30-25-54-66-59 45-8 89-40 89-79 0-32-27-58-79-58-47 0-95 0-142 0-7 0-12 0-12 8 0 5 4 5 12 5 2 0 9 0 16 0 8 1 12 1 12 7 0 2 0 3-2 9-20 74-38 150-57 225zM113 133c8-34 18-69 26-104 4-15 5-16 23-16s36 0 54 0c37 0 47 24 47 43 0 38-36 77-88 77-20 0-42 0-62 0zM95 273c-6 0-7 0-10 0-5 0-6-1-6-5 0-1 0-1 3-10 9-38 19-76 28-115 27 0 54 0 81 0 39 0 48 30 48 49 0 40-37 81-88 81-19 0-37 0-56 0z"><text:p/></draw:path><draw:path draw:style-name="gr136" draw:text-style-name="P8" svg:width="0.097cm" svg:height="0.42cm" svg:x="1.057cm" svg:y="0.001cm" svg:viewBox="0 0 98 421" svg:d="M98 210c0-32-4-83-27-131-25-51-63-79-66-79s-5 2-5 5c0 1 0 1 8 9 41 41 65 109 65 196 0 71-15 146-67 199-6 6-6 6-6 7 0 2 2 5 5 5s42-29 67-83c22-46 26-93 26-128z"><text:p/></draw:path></draw:g></draw:g><text:s/>et est définie par : <draw:g text:anchor-type="as-char" svg:y="-0.601cm" draw:z-index="1" draw:style-name="gr1"><svg:title>TexMaths</svg:title><svg:desc>12§display§P_A (B) = \frac{P(A \cap B)}{P(A)} §svg§600§FALSE§</svg:desc><draw:g draw:style-name="gr2"><draw:path draw:style-name="gr113" draw:text-style-name="P7" svg:width="3.565cm" svg:height="0.951cm" svg:x="0.006cm" svg:y="0.023cm" svg:viewBox="0 0 3566 952" svg:d="M1784 952c-595 0-1189 0-1784 0 0-317 0-635 0-952 1189 0 2377 0 3566 0 0 317 0 635 0 952-594 0-1188 0-1782 0z"><text:p/></draw:path><draw:path draw:style-name="gr114" draw:text-style-name="P8" svg:width="0.3cm" svg:height="0.287cm" svg:x="0.001cm" svg:y="0.315cm" svg:viewBox="0 0 301 288" svg:d="M112 155c24 0 46 0 70 0 60 0 119-43 119-91 0-33-27-64-83-64-45 0-91 0-136 0-9 0-12 0-12 8 0 5 3 5 12 5 4 0 13 1 18 1 6 2 9 3 9 8 0 1-1 2-2 7-19 75-37 151-57 227-3 15-4 19-38 19-7 0-12 0-12 8 0 5 5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115" draw:text-style-name="P8" svg:width="0.221cm" svg:height="0.209cm" svg:x="0.272cm" svg:y="0.455cm" svg:viewBox="0 0 222 210" svg:d="M44 174c-10 17-20 24-37 25-3 0-7 0-7 6 0 4 2 5 4 5 8 0 18-1 25-1 9 0 21 1 31 1 1 0 6 0 6-7 0-4-4-4-5-4-2 0-13-1-13-8 0-4 2-10 4-12 8-12 15-24 24-36 27 0 56 0 84 0 2 17 4 32 7 49-1 2-3 7-21 7-3 0-7 0-7 6 0 1 1 5 5 5 8 0 29-1 38-1 5 0 12 0 17 0 6 0 12 1 17 1 4 0 6-2 6-6 0-5-4-5-8-5-17 0-18-2-18-9-9-62-18-122-27-183-1-6-1-7-7-7s-7 2-10 6c-36 56-72 112-108 168zM83 132c20-32 42-64 62-96 5 32 9 64 13 96-25 0-50 0-75 0z"><text:p/></draw:path><draw:path draw:style-name="gr116" draw:text-style-name="P8" svg:width="0.096cm" svg:height="0.42cm" svg:x="0.572cm" svg:y="0.287cm" svg:viewBox="0 0 97 421" svg:d="M97 416c0-1 0-1-7-8-53-54-66-133-66-198 0-73 16-146 67-199 6-5 6-6 6-7 0-3-1-4-3-4-5 0-44 29-68 82-21 46-26 93-26 128 0 34 4 84 28 132 25 52 61 79 66 79 2 0 3-1 3-5z"><text:p/></draw:path><draw:path draw:style-name="gr117" draw:text-style-name="P8" svg:width="0.3cm" svg:height="0.287cm" svg:x="0.711cm" svg:y="0.315cm" svg:viewBox="0 0 301 288" svg:d="M50 256c-4 15-6 19-38 19-7 0-12 0-12 8 0 5 4 5 12 5 50 0 100 0 150 0 67 0 116-49 116-91 0-30-24-54-64-59 43-8 87-40 87-79 0-31-27-59-78-59-47 0-95 0-141 0-9 0-14 0-14 8 0 5 5 5 12 5 2 0 10 0 17 1 7 2 11 2 11 8 0 1 0 2-1 7-19 75-37 151-57 227zM114 134c8-34 17-69 25-104 5-16 5-17 23-17s37 0 55 0c37 0 46 25 46 43 0 38-36 78-88 78-20 0-41 0-61 0zM95 275c-6 0-7 0-10 0s-5-1-5-5c0-1 0-1 2-10 9-39 20-79 30-117 26 0 52 0 79 0 41 0 48 31 48 49 0 42-37 83-87 83-19 0-38 0-57 0z"><text:p/></draw:path><draw:path draw:style-name="gr118" draw:text-style-name="P8" svg:width="0.096cm" svg:height="0.42cm" svg:x="1.059cm" svg:y="0.287cm" svg:viewBox="0 0 97 421" svg:d="M97 210c0-32-5-84-27-131-26-51-62-79-66-79-3 0-4 1-4 4 0 1 0 2 7 9 42 42 66 109 66 197 0 72-15 146-68 199-5 6-5 6-5 7 0 4 1 5 4 5 4 0 42-29 67-83 21-45 26-92 26-128z"><text:p/></draw:path><draw:path draw:style-name="gr119" draw:text-style-name="P8" svg:width="0.28cm" svg:height="0.097cm" svg:x="1.339cm" svg:y="0.447cm" svg:viewBox="0 0 281 98" svg:d="M266 17c6 0 15 0 15-9 0-8-9-8-13-8-84 0-170 0-254 0-6 0-14 0-14 8 0 9 8 9 14 9 84 0 168 0 252 0zM268 98c4 0 13 0 13-8s-9-8-15-8c-84 0-168 0-252 0-6 0-14 0-14 8s8 8 14 8c84 0 170 0 254 0z"><text:p/></draw:path><draw:path draw:style-name="gr120" draw:text-style-name="P8" svg:width="0.3cm" svg:height="0.287cm" svg:x="1.827cm" svg:y="0.03cm" svg:viewBox="0 0 301 288" svg:d="M110 155c24 0 48 0 72 0 60 0 119-45 119-91 0-33-27-64-83-64-45 0-91 0-136 0-9 0-14 0-14 7 0 6 4 6 12 6 6 0 14 0 20 0 6 1 8 3 8 7 0 2 0 3-1 9-19 75-37 150-57 225-4 17-4 21-38 21-7 0-12 0-12 7 0 6 5 6 6 6 12 0 42-1 54-1 8 0 18 0 26 0 10 0 20 1 28 1 4 0 8 0 8-8 0-5-3-5-12-5-15 0-26 0-26-9 0-2 0-3 1-7 9-35 17-69 25-104zM142 29c3-15 4-16 22-16 14 0 27 0 40 0 36 0 58 11 58 40 0 17-9 53-26 68-20 19-45 22-64 22-20 0-40 0-59 0 9-39 19-76 29-114z"><text:p/></draw:path><draw:path draw:style-name="gr121" draw:text-style-name="P8" svg:width="0.097cm" svg:height="0.42cm" svg:x="2.181cm" svg:y="0cm" svg:viewBox="0 0 98 421" svg:d="M98 418c0-2 0-3-7-10-53-53-67-132-67-197 0-73 17-146 68-199 6-6 6-6 6-7 0-4-2-5-4-5-4 0-42 29-68 83-21 45-26 92-26 128 0 33 5 84 28 131 25 53 62 79 66 79 2 0 4-1 4-3z"><text:p/></draw:path><draw:path draw:style-name="gr122" draw:text-style-name="P8" svg:width="0.288cm" svg:height="0.301cm" svg:x="2.318cm" svg:y="0.016cm" svg:viewBox="0 0 289 302" svg:d="M61 253c-17 29-33 35-51 36-6 0-10 0-10 9 0 2 2 4 6 4 11 0 24-1 36-1 14 0 29 1 42 1 2 0 8 0 8-8 0-5-3-5-7-5-9-1-19-5-19-15 0-5 2-10 6-16 11-18 20-36 31-54 36 0 71 0 107 0 0 10 6 67 6 71 0 13-22 14-30 14-6 0-11 0-11 9 0 4 4 2 6 4 18 0 36-1 53-1 11 0 37 1 48 1 2 0 7 0 7-8 0-5-3-5-9-5-27 0-27-3-28-15-8-88-17-176-25-263-1-9-1-11-9-11-6 0-8 4-10 7-50 82-98 165-147 246zM112 192c27-47 55-92 82-139 5 47 10 92 15 139-33 0-65 0-97 0z"><text:p/></draw:path><draw:path draw:style-name="gr123" draw:text-style-name="P8" svg:width="0.233cm" svg:height="0.259cm" svg:x="2.736cm" svg:y="0.065cm" svg:viewBox="0 0 234 260" svg:d="M234 91c0-63-64-91-116-91-56 0-118 29-118 91 0 52 0 103 0 155 0 7 0 14 8 14 9 0 9-7 9-14 0-52 0-102 0-152 0-64 68-77 101-77 18 0 45 3 67 18 32 20 32 47 32 59 0 50 0 100 0 152 0 7 0 14 9 14 8 0 8-7 8-14 0-52 0-103 0-155z"><text:p/></draw:path><draw:path draw:style-name="gr124" draw:text-style-name="P8" svg:width="0.3cm" svg:height="0.287cm" svg:x="3.106cm" svg:y="0.03cm" svg:viewBox="0 0 301 288" svg:d="M49 254c-3 17-5 21-38 21-7 0-11 0-11 8 0 5 4 5 11 5 50 0 101 0 151 0 66 0 116-50 116-91 0-31-25-55-66-60 45-7 89-39 89-79 0-32-29-58-79-58-47 0-95 0-142 0-7 0-12 0-12 8 0 5 4 5 12 5 2 0 9 0 16 0 8 1 12 1 12 7 0 2-1 3-2 9-20 75-38 150-57 225zM113 133c8-35 18-69 26-104 4-15 5-16 23-16s36 0 54 0c37 0 47 24 47 43 0 38-37 77-88 77-20 0-42 0-62 0zM94 275c-5 0-6 0-9-1-5 0-6 0-6-4 0-1 0-2 3-10 9-39 19-79 28-117 27 0 54 0 81 0 39 0 48 31 48 49 0 42-37 83-88 83-19 0-38 0-57 0z"><text:p/></draw:path><draw:path draw:style-name="gr125" draw:text-style-name="P8" svg:width="0.097cm" svg:height="0.42cm" svg:x="3.453cm" svg:y="0cm" svg:viewBox="0 0 98 421" svg:d="M98 211c0-33-4-84-28-132-26-51-62-79-65-79s-5 2-5 5c0 1 0 1 8 9 41 42 65 108 65 197 0 72-15 147-67 199-6 5-6 6-6 8s2 3 5 3 42-29 67-81c20-47 26-94 26-129z"><text:p/></draw:path><draw:path draw:style-name="gr126" draw:text-style-name="P8" svg:width="1.782cm" svg:height="0.016cm" svg:x="1.81cm" svg:y="0.489cm" svg:viewBox="0 0 1783 17" svg:d="M891 17c-297 0-593 0-891 0 0-6 0-11 0-17 594 0 1188 0 1783 0 0 6 0 11 0 17-298 0-595 0-892 0z"><text:p/></draw:path><draw:path draw:style-name="gr127" draw:text-style-name="P8" svg:width="0.3cm" svg:height="0.287cm" svg:x="2.231cm" svg:y="0.602cm" svg:viewBox="0 0 301 288" svg:d="M112 155c24 0 46 0 70 0 60 0 119-43 119-91 0-33-27-64-83-64-45 0-91 0-136 0-9 0-12 0-12 8 0 5 3 5 12 5 4 0 13 0 18 1 6 0 9 3 9 6s-1 4-2 9c-19 75-37 151-57 227-3 15-4 19-38 19-7 0-12 0-12 8 0 5 5 5 7 5 11 0 41-1 53-1 10 0 18 0 28 0 8 0 18 1 26 1 4 0 10 0 10-8 0-5-5-5-12-5-16 0-28 0-28-7 0-3 1-5 1-8 9-36 18-70 27-105zM142 29c3-15 4-16 22-16 14 0 28 0 41 0 35 0 57 12 57 41 0 16-9 53-24 67-22 19-47 23-65 23-21 0-40 0-60 0 9-38 19-77 29-115z"><text:p/></draw:path><draw:path draw:style-name="gr128" draw:text-style-name="P8" svg:width="0.097cm" svg:height="0.42cm" svg:x="2.585cm" svg:y="0.574cm" svg:viewBox="0 0 98 421" svg:d="M98 416c0-1 0-1-7-8-53-54-66-133-66-198 0-73 16-146 67-199 6-5 6-6 6-7 0-3-1-4-4-4-4 0-42 29-66 82-22 46-28 93-28 128 0 34 5 84 29 132 25 52 61 79 65 79 3 0 4-1 4-5z"><text:p/></draw:path><draw:path draw:style-name="gr129" draw:text-style-name="P8" svg:width="0.288cm" svg:height="0.3cm" svg:x="2.723cm" svg:y="0.588cm" svg:viewBox="0 0 289 301" svg:d="M60 253c-17 28-34 34-52 35-4 0-8 0-8 8 0 3 1 5 5 5 12 0 25-1 36-1 14 0 29 1 42 1 3 0 8 0 8-8 0-5-3-5-6-5-11-1-20-4-20-14 0-5 2-10 6-16 11-18 21-36 32-54 35 0 71 0 106 0 1 8 6 66 6 71 0 12-22 13-30 13-6 0-10 0-10 8 0 5 5 5 6 5 17 0 35-1 53-1 10 0 37 1 47 1 2 0 8 0 8-8 0-5-5-5-9-5-27 0-27-2-28-16-8-87-18-175-26-262 0-9 0-10-8-10-7 0-8 2-12 7-49 82-97 165-146 246zM110 191c28-47 57-93 84-139 5 46 9 92 14 139-33 0-65 0-98 0z"><text:p/></draw:path><draw:path draw:style-name="gr130" draw:text-style-name="P8" svg:width="0.096cm" svg:height="0.42cm" svg:x="3.048cm" svg:y="0.574cm" svg:viewBox="0 0 97 421" svg:d="M97 210c0-32-3-84-27-131-26-53-62-79-66-79-3 0-4 1-4 4 0 1 0 2 8 9 41 42 65 109 65 197 0 72-15 146-68 199-5 6-5 6-5 7 0 3 1 5 4 5 4 0 42-29 67-83 21-45 26-92 26-128z"><text:p/></draw:path></draw:g></draw:g></text:p>
      <text:h text:style-name="Heading_20_3" text:outline-level="3">B – Lois et règles les plus importantes</text:h>
      <text:p text:style-name="P3">Soit 𝐴 et 𝐵 deux événements avec P(A) ≠ 0.</text:p>
      <text:p text:style-name="P4">- 0 ≤ <draw:g text:anchor-type="as-char" svg:y="-0.314cm" draw:z-index="2" draw:style-name="gr1"><svg:title>TexMaths</svg:title><svg:desc>12§display§P_A (B)§svg§600§FALSE§</svg:desc><draw:g draw:style-name="gr2"><draw:path draw:style-name="gr107" draw:text-style-name="P7" svg:width="1.127cm" svg:height="0.376cm" svg:x="0.006cm" svg:y="0.023cm" svg:viewBox="0 0 1128 377" svg:d="M565 377c-188 0-377 0-565 0 0-126 0-251 0-377 376 0 752 0 1128 0 0 126 0 251 0 377-187 0-376 0-563 0z"><text:p/></draw:path><draw:path draw:style-name="gr108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109" draw:text-style-name="P8" svg:width="0.221cm" svg:height="0.209cm" svg:x="0.272cm" svg:y="0.17cm" svg:viewBox="0 0 222 210" svg:d="M43 174c-9 17-19 24-37 26-2 0-6 0-6 6 0 3 2 4 4 4 8 0 18-1 25-1 9 0 21 1 31 1 1 0 6 0 6-7 0-3-5-3-6-3-2 0-12-2-12-9 0-3 2-9 4-12 8-12 15-24 24-36 27 0 56 0 84 0 2 16 4 32 7 49-1 3-3 8-21 8-3 0-7 0-7 6 0 1 1 4 5 4 8 0 29-1 37-1 6 0 13 0 18 0s12 1 17 1c4 0 6-2 6-6s-4-4-8-4c-17 0-18-3-18-10-9-61-18-121-27-182-1-7-1-8-7-8s-7 2-10 6c-36 57-73 112-109 168zM83 132c20-32 42-63 62-96 5 33 9 64 13 96-25 0-50 0-75 0z"><text:p/></draw:path><draw:path draw:style-name="gr110" draw:text-style-name="P8" svg:width="0.097cm" svg:height="0.42cm" svg:x="0.571cm" svg:y="0.001cm" svg:viewBox="0 0 98 421" svg:d="M98 416c0-1 0-1-7-9-53-54-66-133-66-197 0-73 16-146 67-198 6-6 6-6 6-7 0-4-2-5-4-5-4 0-42 29-68 83-20 46-26 92-26 127 0 33 5 83 29 131 25 52 61 80 65 80 2 0 4-1 4-5z"><text:p/></draw:path><draw:path draw:style-name="gr111" draw:text-style-name="P8" svg:width="0.3cm" svg:height="0.285cm" svg:x="0.71cm" svg:y="0.03cm" svg:viewBox="0 0 301 286" svg:d="M49 254c-3 15-5 19-38 19-7 0-11 0-11 8 0 5 4 5 11 5 50 0 101 0 151 0 66 0 116-49 116-90 0-30-25-54-66-59 45-8 89-40 89-79 0-32-27-58-79-58-47 0-95 0-142 0-7 0-12 0-12 8 0 5 4 5 12 5 2 0 9 0 16 0 8 1 12 1 12 7 0 2 0 3-2 9-20 74-38 150-57 225zM113 133c8-34 18-69 26-104 4-15 5-16 23-16s36 0 54 0c37 0 47 24 47 43 0 38-36 77-88 77-20 0-42 0-62 0zM95 273c-6 0-7 0-10 0-5 0-6-1-6-5 0-1 0-1 3-10 9-38 19-76 28-115 27 0 54 0 81 0 39 0 48 30 48 49 0 40-37 81-88 81-19 0-37 0-56 0z"><text:p/></draw:path><draw:path draw:style-name="gr112" draw:text-style-name="P8" svg:width="0.097cm" svg:height="0.42cm" svg:x="1.057cm" svg:y="0.001cm" svg:viewBox="0 0 98 421" svg:d="M98 210c0-32-4-83-27-131-25-51-63-79-66-79s-5 2-5 5c0 1 0 1 8 9 41 41 65 109 65 196 0 71-15 146-67 199-6 6-6 6-6 7 0 2 2 5 5 5s42-29 67-83c22-46 26-93 26-128z"><text:p/></draw:path></draw:g></draw:g><text:s/>≤ 1</text:p>
      <text:p text:style-name="P4">- <draw:g text:anchor-type="as-char" svg:y="-0.36cm" draw:z-index="4" draw:style-name="gr1"><svg:title>TexMaths</svg:title><svg:desc>12§display§P_A (\overline{B}) = 1 - P_A (B)§svg§600§FALSE§</svg:desc><draw:g draw:style-name="gr2"><draw:path draw:style-name="gr74" draw:text-style-name="P7" svg:width="3.631cm" svg:height="0.416cm" svg:x="0.006cm" svg:y="0.023cm" svg:viewBox="0 0 3632 417" svg:d="M1816 417c-606 0-1211 0-1816 0 0-139 0-277 0-417 1211 0 2421 0 3632 0 0 140 0 278 0 417-605 0-1211 0-1816 0z"><text:p/></draw:path><draw:path draw:style-name="gr75" draw:text-style-name="P8" svg:width="0.3cm" svg:height="0.286cm" svg:x="0.001cm" svg:y="0.068cm" svg:viewBox="0 0 301 287" svg:d="M112 155c24 0 46 0 70 0 60 0 119-43 119-91 0-33-27-64-83-64-45 0-91 0-136 0-9 0-12 0-12 8 0 5 3 5 12 5 4 0 13 1 18 1 6 2 9 3 9 8 0 1-1 2-2 7-19 76-37 151-57 226-3 16-4 19-38 19-7 0-12 0-12 9 0 4 5 4 7 4 11 0 41-1 53-1 10 0 18 0 28 0 8 0 18 1 27 1 3 0 9 0 9-8 0-5-5-5-12-5-16 0-28 0-28-7 0-2 1-5 1-7 9-35 18-70 27-105zM142 30c3-16 4-17 22-17 14 0 28 0 41 0 35 0 57 12 57 41 0 17-9 53-24 67-22 20-47 23-65 23-21 0-40 0-60 0 9-38 19-75 29-114z"><text:p/></draw:path><draw:path draw:style-name="gr76" draw:text-style-name="P8" svg:width="0.221cm" svg:height="0.209cm" svg:x="0.272cm" svg:y="0.21cm" svg:viewBox="0 0 222 210" svg:d="M43 174c-9 16-19 24-36 26-3 0-7 0-7 6 0 3 2 4 4 4 8 0 18-1 25-1 9 0 21 1 31 1 1 0 6 0 6-7 0-3-4-3-5-3-2 0-13-2-13-10 0-2 2-8 4-11 8-12 15-24 24-36 27 0 56 0 84 0 2 16 4 31 7 48-1 4-3 9-21 9-3 0-7 0-7 6 0 1 1 4 5 4 8 0 29-1 38-1 5 0 12 0 17 0 6 0 12 1 17 1 4 0 6-2 6-6s-4-4-8-4c-17 0-18-3-18-10-9-61-18-121-27-183-1-6-1-7-7-7s-7 2-10 6c-36 57-73 112-109 168zM83 132c20-32 42-63 62-96 5 33 9 64 13 96-25 0-50 0-75 0z"><text:p/></draw:path><draw:path draw:style-name="gr77" draw:text-style-name="P8" svg:width="0.096cm" svg:height="0.42cm" svg:x="0.572cm" svg:y="0.041cm" svg:viewBox="0 0 97 421" svg:d="M97 416c0-1 0-1-7-8-53-54-66-134-66-198 0-73 16-146 67-199 6-5 6-5 6-7 0-3-1-4-3-4-5 0-44 29-68 82-21 47-26 94-26 128s4 83 28 132c25 51 61 79 66 79 2 0 3-1 3-5z"><text:p/></draw:path><draw:path draw:style-name="gr78" draw:text-style-name="P8" svg:width="0.341cm" svg:height="0.016cm" svg:x="0.693cm" svg:y="0.001cm" svg:viewBox="0 0 342 17" svg:d="M170 17c-56 0-114 0-170 0 0-6 0-11 0-17 114 0 228 0 342 0 0 6 0 11 0 17-58 0-114 0-172 0z"><text:p/></draw:path><draw:path draw:style-name="gr79" draw:text-style-name="P8" svg:width="0.3cm" svg:height="0.286cm" svg:x="0.711cm" svg:y="0.068cm" svg:viewBox="0 0 301 287" svg:d="M50 255c-4 16-6 19-38 19-7 0-12 0-12 9 0 4 4 4 12 4 50 0 100 0 150 0 67 0 116-48 116-90 0-30-24-54-64-59 43-8 87-39 87-79 0-31-27-59-78-59-47 0-95 0-141 0-9 0-14 0-14 8 0 5 5 5 12 5 2 0 10 0 17 1 7 2 11 2 11 8 0 1 0 2-1 7-19 76-37 151-57 226zM114 135c8-35 17-70 25-105 5-16 5-17 23-17s37 0 55 0c37 0 46 25 46 44 0 37-36 78-88 78-20 0-41 0-61 0zM95 274c-6 0-7 0-10 0s-5-1-5-5c0-1 0-1 2-9 9-39 20-78 30-117 26 0 52 0 79 0 41 0 48 31 48 49 0 43-37 82-87 82-19 0-38 0-57 0z"><text:p/></draw:path><draw:path draw:style-name="gr80" draw:text-style-name="P8" svg:width="0.096cm" svg:height="0.42cm" svg:x="1.059cm" svg:y="0.041cm" svg:viewBox="0 0 97 421" svg:d="M97 210c0-32-5-83-27-131-26-51-62-79-66-79-3 0-4 1-4 4 0 2 0 2 7 10 42 41 66 109 66 196 0 71-15 146-68 199-5 6-5 6-5 7 0 3 1 5 4 5 4 0 42-29 67-83 21-46 26-91 26-128z"><text:p/></draw:path><draw:path draw:style-name="gr81" draw:text-style-name="P8" svg:width="0.28cm" svg:height="0.098cm" svg:x="1.339cm" svg:y="0.202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82" draw:text-style-name="P8" svg:width="0.138cm" svg:height="0.279cm" svg:x="1.799cm" svg:y="0.076cm" svg:viewBox="0 0 139 280" svg:d="M86 12c0-11 0-12-9-12-27 28-64 28-77 28 0 4 0 8 0 13 8 0 34 0 55-11 0 72 0 144 0 217 0 15-1 20-39 20-5 0-9 0-14 0 0 5 0 10 0 13 15-1 52-1 69-1s54 0 68 1c0-3 0-8 0-13-5 0-8 0-13 0-38 0-40-5-40-20 0-79 0-157 0-235z"><text:p/></draw:path><draw:path draw:style-name="gr83" draw:text-style-name="P8" svg:width="0.256cm" svg:height="0.016cm" svg:x="2.1cm" svg:y="0.242cm" svg:viewBox="0 0 257 17" svg:d="M242 17c8 0 15 0 15-9 0-8-7-8-15-8-75 0-152 0-228 0-7 0-14 0-14 8 0 9 7 9 14 9 76 0 153 0 228 0z"><text:p/></draw:path><draw:path draw:style-name="gr84" draw:text-style-name="P8" svg:width="0.3cm" svg:height="0.286cm" svg:x="2.503cm" svg:y="0.068cm" svg:viewBox="0 0 301 287" svg:d="M110 155c24 0 48 0 72 0 60 0 119-43 119-91 0-33-27-64-83-64-45 0-91 0-136 0-9 0-14 0-14 8 0 5 4 5 12 5 6 0 14 1 20 1 6 2 8 3 8 8 0 1 0 2-1 7-19 76-37 151-57 226-4 16-4 19-38 19-7 0-12 0-12 9 0 4 5 4 6 4 12 0 42-1 54-1 8 0 18 0 26 0 10 0 20 1 28 1 4 0 8 0 8-8 0-5-3-5-12-5-15 0-26 0-26-7 0-2 0-5 1-7 9-35 17-70 25-105zM142 30c3-16 4-17 22-17 14 0 27 0 40 0 36 0 58 12 58 41 0 17-9 53-26 67-20 20-45 23-64 23-20 0-40 0-59 0 9-38 19-75 29-114z"><text:p/></draw:path><draw:path draw:style-name="gr85" draw:text-style-name="P8" svg:width="0.221cm" svg:height="0.209cm" svg:x="2.775cm" svg:y="0.21cm" svg:viewBox="0 0 222 210" svg:d="M43 174c-9 16-19 24-37 26-2 0-6 0-6 6 0 3 2 4 4 4 7 0 16-1 25-1s21 1 30 1c2 0 6 0 6-7 0-3-4-3-5-3-2 0-13-2-13-10 0-2 3-8 5-11 8-12 15-24 24-36 27 0 56 0 84 0 2 16 4 31 7 48-1 4-3 9-21 9-3 0-7 0-7 6 0 1 0 4 5 4 8 0 29-1 37-1 6 0 12 0 18 0 5 0 11 1 17 1 4 0 6-2 6-6s-4-4-8-4c-17 0-18-3-20-10-8-61-16-121-25-183-1-6-2-7-7-7-6 0-7 2-11 6-36 57-72 112-108 168zM83 132c20-32 41-63 61-96 5 33 10 64 14 96-25 0-50 0-75 0z"><text:p/></draw:path><draw:path draw:style-name="gr86" draw:text-style-name="P8" svg:width="0.097cm" svg:height="0.42cm" svg:x="3.073cm" svg:y="0.041cm" svg:viewBox="0 0 98 421" svg:d="M98 416c0-1 0-1-7-8-53-54-66-134-66-198 0-73 16-146 67-199 6-5 6-5 6-7 0-3-2-4-4-4-4 0-42 29-68 82-21 47-26 94-26 128s5 83 28 132c25 51 62 79 66 79 2 0 4-1 4-5z"><text:p/></draw:path><draw:path draw:style-name="gr87" draw:text-style-name="P8" svg:width="0.3cm" svg:height="0.286cm" svg:x="3.214cm" svg:y="0.068cm" svg:viewBox="0 0 301 287" svg:d="M49 255c-3 16-5 19-38 19-7 0-11 0-11 9 0 4 4 4 11 4 50 0 101 0 151 0 66 0 116-48 116-90 0-30-25-54-66-59 45-8 89-39 89-79 0-31-27-59-79-59-47 0-95 0-142 0-7 0-12 0-12 8 0 5 4 5 12 5 2 0 9 0 16 1 8 2 12 2 12 8 0 1-1 2-2 7-20 76-38 151-57 226zM113 135c8-35 18-70 26-105 4-16 5-17 23-17s36 0 54 0c37 0 47 25 47 44 0 37-36 78-88 78-20 0-42 0-62 0zM95 274c-6 0-7 0-10 0-5 0-6-1-6-5 0-1 0-1 3-9 9-39 19-78 28-117 27 0 54 0 81 0 39 0 48 31 48 49 0 43-37 82-88 82-19 0-37 0-56 0z"><text:p/></draw:path><draw:path draw:style-name="gr88" draw:text-style-name="P8" svg:width="0.097cm" svg:height="0.42cm" svg:x="3.561cm" svg:y="0.041cm" svg:viewBox="0 0 98 421" svg:d="M98 210c0-32-4-83-27-131-27-51-63-79-66-79s-5 1-5 4c0 2 0 2 8 10 41 41 65 109 65 196 0 71-15 146-67 199-6 6-6 6-6 7 0 3 2 5 5 5s42-29 67-83c22-46 26-91 26-128z"><text:p/></draw:path></draw:g></draw:g></text:p>
      <text:p text:style-name="P4">- <draw:g text:anchor-type="as-char" svg:y="-0.314cm" draw:z-index="3" draw:style-name="gr1"><svg:title>TexMaths</svg:title><svg:desc>12§display§P(A \cap B) = P(A) \times P_A (B)§svg§600§FALSE§</svg:desc><draw:g draw:style-name="gr2"><draw:path draw:style-name="gr89" draw:text-style-name="P7" svg:width="4.961cm" svg:height="0.375cm" svg:x="0.006cm" svg:y="0.022cm" svg:viewBox="0 0 4962 376" svg:d="M0 0c1653 0 3308 0 4962 0 0 125 0 251 0 376-1654 0-3309 0-4962 0 0-125 0-251 0-376z"><text:p/></draw:path><draw:path draw:style-name="gr90" draw:text-style-name="P8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91" draw:text-style-name="P8" svg:width="0.097cm" svg:height="0.419cm" svg:x="0.355cm" svg:y="0cm" svg:viewBox="0 0 98 420" svg:d="M98 415c0-2 0-2-7-9-53-53-66-132-66-196 0-73 16-146 67-199 6-5 6-5 6-7 0-3-2-4-4-4-4 0-42 29-68 82-21 47-26 93-26 128 0 32 5 83 28 130 25 52 62 80 66 80 2 0 4-2 4-5z"><text:p/></draw:path><draw:path draw:style-name="gr92" draw:text-style-name="P8" svg:width="0.288cm" svg:height="0.3cm" svg:x="0.492cm" svg:y="0.014cm" svg:viewBox="0 0 289 301" svg:d="M61 251c-17 29-33 35-51 36-5 0-10 0-10 9 0 2 2 5 6 5 11 0 24-3 36-3 14 0 29 3 42 3 2 0 8 0 8-9 0-5-3-5-7-5-9-1-19-5-19-15 0-5 2-10 6-16 11-17 20-35 31-52 36 0 71 0 107 0 0 8 6 65 6 69 0 13-22 14-30 14-6 0-10 0-10 9 0 5 4 3 5 5 18 0 36-3 53-3 11 0 37 3 48 3 2 0 7 0 7-10 0-4-3-4-9-4-26 0-26-3-28-15-8-87-17-175-25-262-1-9-1-10-9-10-6 0-8 2-10 7-50 82-98 164-147 244zM112 191c27-47 55-94 82-139 5 45 10 92 15 139-33 0-65 0-97 0z"><text:p/></draw:path><draw:path draw:style-name="gr93" draw:text-style-name="P8" svg:width="0.233cm" svg:height="0.259cm" svg:x="0.91cm" svg:y="0.064cm" svg:viewBox="0 0 234 260" svg:d="M234 91c0-63-64-91-116-91-56 0-118 30-118 91 0 52 0 104 0 154 0 7 0 15 8 15 9 0 9-8 9-15 0-50 0-101 0-151 0-64 68-77 101-77 19 0 45 3 67 18 32 20 32 48 32 59 0 50 0 101 0 151 0 7 0 15 9 15 8 0 8-8 8-15 0-50 0-102 0-154z"><text:p/></draw:path><draw:path draw:style-name="gr94" draw:text-style-name="P8" svg:width="0.3cm" svg:height="0.286cm" svg:x="1.28cm" svg:y="0.028cm" svg:viewBox="0 0 301 287" svg:d="M49 254c-3 16-5 20-38 20-7 0-11 0-11 8 0 5 4 5 11 5 50 0 101 0 151 0 66 0 116-50 116-90 0-30-25-55-66-59 45-8 89-39 89-79 0-31-27-59-79-59-47 0-95 0-142 0-7 0-12 0-12 8 0 5 4 5 12 5 2 0 9 0 16 1 8 2 12 2 12 8 0 1-1 2-2 7-20 74-38 150-57 225zM113 133c8-34 18-68 26-103 4-16 5-17 23-17s36 0 54 0c37 0 47 25 47 43 0 38-36 77-88 77-20 0-42 0-62 0zM95 274c-6 0-7 0-10-1-5 0-6 0-6-4 0-1 0-2 3-9 9-39 19-78 28-117 27 0 54 0 81 0 39 0 48 31 48 49 0 41-37 82-88 82-19 0-37 0-56 0z"><text:p/></draw:path><draw:path draw:style-name="gr95" draw:text-style-name="P8" svg:width="0.097cm" svg:height="0.419cm" svg:x="1.627cm" svg:y="0cm" svg:viewBox="0 0 98 420" svg:d="M98 210c0-32-4-84-27-131-27-51-63-79-66-79s-5 1-5 4c0 2 0 2 8 10 41 41 65 109 65 196 0 71-15 145-67 199-6 4-6 4-6 6 0 3 2 5 5 5s42-29 67-82c22-47 26-94 26-128z"><text:p/></draw:path><draw:path draw:style-name="gr96" draw:text-style-name="P8" svg:width="0.28cm" svg:height="0.098cm" svg:x="1.90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7" draw:text-style-name="P8" svg:width="0.3cm" svg:height="0.286cm" svg:x="2.345cm" svg:y="0.028cm" svg:viewBox="0 0 301 287" svg:d="M112 155c24 0 48 0 72 0 58 0 117-44 117-91 0-33-27-64-83-64-45 0-91 0-136 0-8 0-12 0-12 8 0 5 3 5 12 5 4 0 13 1 18 1 7 2 9 3 9 8 0 1-1 2-2 7-19 74-37 150-57 225-3 16-4 20-38 20-7 0-12 0-12 7 0 6 6 6 7 6 12 0 42-2 53-2 10 0 18 1 28 1 9 0 18 1 27 1 3 0 9 0 9-9 0-4-4-4-12-4-16 0-28 0-28-8 0-3 1-5 1-8 9-34 18-68 27-103zM142 30c3-16 4-17 22-17 14 0 28 0 41 0 35 0 58 12 58 41 0 17-9 53-25 67-22 20-47 23-65 23-21 0-40 0-60 0 9-38 19-75 29-114z"><text:p/></draw:path><draw:path draw:style-name="gr98" draw:text-style-name="P8" svg:width="0.096cm" svg:height="0.419cm" svg:x="2.699cm" svg:y="0cm" svg:viewBox="0 0 97 420" svg:d="M97 415c0-2 0-2-7-9-53-53-66-132-66-196 0-73 16-146 68-199 5-5 5-5 5-7 0-3-1-4-3-4-5 0-44 29-68 82-21 47-26 93-26 128 0 32 4 83 28 130 25 52 61 80 66 80 2 0 3-2 3-5z"><text:p/></draw:path><draw:path draw:style-name="gr99" draw:text-style-name="P8" svg:width="0.288cm" svg:height="0.3cm" svg:x="2.836cm" svg:y="0.014cm" svg:viewBox="0 0 289 301" svg:d="M60 251c-17 29-32 35-52 36-4 0-8 0-8 9 0 2 2 5 5 5 12 0 25-3 37-3 13 0 28 3 42 3 2 0 7 0 7-9 0-5-3-5-6-5-9-1-20-5-20-15 0-5 2-10 6-16 11-17 21-35 32-52 35 0 71 0 106 0 1 8 7 65 7 69 0 13-23 14-31 14-6 0-10 0-10 9 0 5 5 5 6 5 17 0 35-3 53-3 11 0 37 3 47 3 3 0 8 0 8-10 0-4-5-4-9-4-27 0-27-3-28-15-8-87-18-175-26-262 0-9 0-10-8-10-7 0-8 2-10 7-50 82-99 164-148 244zM112 191c27-47 55-94 82-139 5 45 9 92 14 139-33 0-64 0-96 0z"><text:p/></draw:path><draw:path draw:style-name="gr100" draw:text-style-name="P8" svg:width="0.097cm" svg:height="0.419cm" svg:x="3.161cm" svg:y="0cm" svg:viewBox="0 0 98 420" svg:d="M98 210c0-32-4-84-28-131-26-51-62-79-65-79-4 0-5 1-5 4 0 2 0 2 8 10 41 41 65 109 65 196 0 71-15 145-67 199-6 4-6 4-6 6 0 3 1 5 5 5 3 0 42-29 66-82 21-47 27-94 27-128z"><text:p/></draw:path><draw:path draw:style-name="gr101" draw:text-style-name="P8" svg:width="0.203cm" svg:height="0.201cm" svg:x="3.457cm" svg:y="0.109cm" svg:viewBox="0 0 204 202" svg:d="M102 89c-28-28-56-55-84-83-5-6-6-6-10-6-3 0-8 4-8 8 0 3 1 4 6 9 28 27 56 55 84 84-28 28-56 55-84 84-5 5-6 6-6 9 0 4 5 8 8 8 4 0 5 0 10-6 28-28 56-55 84-83 29 29 59 58 88 87 1 1 3 2 6 2 4 0 8-4 8-8 0-3 0-3-1-5-30-30-67-66-89-88 26-26 52-52 78-77 1-2 8-8 10-11 1-1 2-2 2-5 0-4-4-8-8-8s-5 1-10 6c-28 28-56 55-84 83z"><text:p/></draw:path><draw:path draw:style-name="gr102" draw:text-style-name="P8" svg:width="0.3cm" svg:height="0.286cm" svg:x="3.833cm" svg:y="0.028cm" svg:viewBox="0 0 301 287" svg:d="M112 155c24 0 46 0 70 0 60 0 119-44 119-91 0-33-27-64-83-64-45 0-91 0-136 0-9 0-14 0-14 8 0 5 5 5 14 5 4 0 13 1 18 1 6 2 8 3 8 8 0 1 0 2-1 7-19 74-37 150-57 225-4 16-4 20-38 20-7 0-12 0-12 7 0 6 5 6 6 6 12 0 42-2 54-2 8 0 18 1 28 1 8 0 18 1 26 1 4 0 8 0 8-9 0-4-3-4-10-4-16 0-28 0-28-8 0-3 0-5 1-8 9-34 18-68 27-103zM142 30c3-16 4-17 22-17 14 0 28 0 41 0 35 0 57 12 57 41 0 17-9 53-24 67-22 20-47 23-65 23-21 0-40 0-60 0 9-38 19-75 29-114z"><text:p/></draw:path><draw:path draw:style-name="gr103" draw:text-style-name="P8" svg:width="0.221cm" svg:height="0.209cm" svg:x="4.105cm" svg:y="0.168cm" svg:viewBox="0 0 222 210" svg:d="M43 175c-9 16-19 23-37 25-2 0-6 0-6 6 0 3 2 4 4 4 8 0 18-1 25-1 9 0 21 1 31 1 1 0 6 0 6-6 0-4-5-4-6-4-2 0-12-2-12-9 0-3 2-8 4-11 8-13 15-25 24-37 27 0 56 0 84 0 2 16 4 32 7 49-1 3-3 8-21 8-3 0-7 0-7 7 0 1 1 3 5 3 8 0 29-1 38-1 5 0 12 0 17 0 5 1 12 1 17 1 4 0 6-2 6-6s-4-4-8-4c-17 0-18-3-18-10-9-61-18-121-27-182-1-6-1-8-7-8s-7 4-10 7c-36 57-73 112-109 168zM83 132c20-32 42-63 62-96 5 33 9 64 13 96-25 0-50 0-75 0z"><text:p/></draw:path><draw:path draw:style-name="gr104" draw:text-style-name="P8" svg:width="0.097cm" svg:height="0.419cm" svg:x="4.403cm" svg:y="0cm" svg:viewBox="0 0 98 420" svg:d="M98 415c0-2 0-2-7-9-53-53-66-132-66-196 0-73 16-146 67-199 6-5 6-5 6-7 0-3-1-4-4-4-4 0-42 29-66 82-22 47-28 93-28 128 0 32 5 83 29 130 25 52 61 80 65 80 3 0 4-2 4-5z"><text:p/></draw:path><draw:path draw:style-name="gr105" draw:text-style-name="P8" svg:width="0.3cm" svg:height="0.286cm" svg:x="4.544cm" svg:y="0.028cm" svg:viewBox="0 0 301 287" svg:d="M50 254c-4 16-6 20-38 20-7 0-12 0-12 8 0 5 4 5 12 5 50 0 100 0 150 0 66 0 116-50 116-90 0-30-24-55-66-59 45-8 89-39 89-79 0-31-27-59-78-59-47 0-95 0-141 0-9 0-14 0-14 8 0 5 4 5 12 5 2 0 10 0 17 1 7 2 11 2 11 8 0 1 0 2-1 7-19 74-37 150-57 225zM114 133c8-34 17-68 25-103 5-16 5-17 23-17s37 0 55 0c37 0 46 25 46 43 0 38-36 77-88 77-20 0-41 0-61 0zM95 274c-6 0-7 0-10-1-3 0-6 0-6-4 0-1 0-2 3-9 9-39 19-78 28-117 27 0 54 0 81 0 41 0 48 31 48 49 0 41-37 82-87 82-19 0-38 0-57 0z"><text:p/></draw:path><draw:path draw:style-name="gr106" draw:text-style-name="P8" svg:width="0.097cm" svg:height="0.419cm" svg:x="4.891cm" svg:y="0cm" svg:viewBox="0 0 98 420" svg:d="M98 210c0-32-4-84-27-131-25-51-61-79-66-79-3 0-5 1-5 4 0 2 0 2 8 10 42 41 66 109 66 196 0 71-15 145-68 199-6 4-6 4-6 6 0 3 2 5 5 5 5 0 42-29 67-82 22-47 26-94 26-128z"><text:p/></draw:path></draw:g></draw:g></text:p>
      <text:p text:style-name="P3"/>
      <text:h text:style-name="Heading_20_2" text:outline-level="2">II – <text:span text:style-name="T1">Règles des a</text:span>rbre pondéré</text:h>
      <text:p text:style-name="P3">- La somme des probabilités des branches issues d'un même nœud est égale à1</text:p>
      <text:p text:style-name="P3">- La probabilité d'une "feuille" (extrémité d'un chemin) est égale au produit</text:p>
      <text:p text:style-name="P3">des probabilités du chemin aboutissant à cette feuille</text:p>
      <text:p text:style-name="P3">- (Formule des probabilités totales) : La probabilité d'un événement associé à</text:p>
      <text:p text:style-name="P3">plusieurs "feuilles" est égale à la somme des probabilités de chacune de ces</text:p>
      <text:p text:style-name="P3">"feuilles"</text:p>
      <text:h text:style-name="Heading_20_2" text:outline-level="2">III - Probabilité et indépendance</text:h>
      <text:h text:style-name="Heading_20_3" text:outline-level="3">A – Indépendance</text:h>
      <text:p text:style-name="P6">- Deux évènements A et B de probabilité non nulle sont indépendants lorsque <draw:g text:anchor-type="as-char" svg:y="-0.314cm" draw:z-index="5" draw:style-name="gr1"><svg:title>TexMaths</svg:title><svg:desc>12§display§P(A \cap  B) = P(A) \times P(B)§svg§600§FALSE§</svg:desc><draw:g draw:style-name="gr2"><draw:path draw:style-name="gr57" draw:text-style-name="P7" svg:width="4.745cm" svg:height="0.376cm" svg:x="0.006cm" svg:y="0.023cm" svg:viewBox="0 0 4746 377" svg:d="M2374 377c-792 0-1583 0-2374 0 0-126 0-251 0-377 1582 0 3165 0 4746 0 0 126 0 251 0 377-791 0-1581 0-2372 0z"><text:p/></draw:path><draw:path draw:style-name="gr58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10 0 10-8 0-5-5-5-12-5-16 0-28 0-28-7 0-3 1-5 1-8 9-34 18-69 27-104zM142 29c3-15 4-16 22-16 14 0 28 0 41 0 35 0 57 11 57 40 0 17-9 53-24 68-22 18-47 22-65 22-21 0-40 0-60 0 9-38 19-76 29-114z"><text:p/></draw:path><draw:path draw:style-name="gr59" draw:text-style-name="P8" svg:width="0.097cm" svg:height="0.42cm" svg:x="0.355cm" svg:y="0.001cm" svg:viewBox="0 0 98 421" svg:d="M98 416c0-1 0-1-7-9-53-54-66-133-66-197 0-73 16-146 67-198 6-6 6-6 6-7 0-4-1-5-4-5-4 0-42 29-66 83-22 46-28 92-28 127 0 33 5 83 29 131 25 52 61 80 65 80 3 0 4-1 4-5z"><text:p/></draw:path><draw:path draw:style-name="gr60" draw:text-style-name="P8" svg:width="0.288cm" svg:height="0.3cm" svg:x="0.493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61" draw:text-style-name="P8" svg:width="0.234cm" svg:height="0.26cm" svg:x="0.911cm" svg:y="0.065cm" svg:viewBox="0 0 235 261" svg:d="M235 93c0-64-65-93-117-93-56 0-118 30-118 93 0 50 0 102 0 152 0 9 0 16 8 16 9 0 9-7 9-16 0-50 0-101 0-151 0-63 69-76 101-76 19 0 45 4 67 18 32 20 32 47 32 59 0 50 0 101 0 150 0 9 0 16 10 16 8 0 8-7 8-16 0-50 0-102 0-152z"><text:p/></draw:path><draw:path draw:style-name="gr62" draw:text-style-name="P8" svg:width="0.3cm" svg:height="0.285cm" svg:x="1.28cm" svg:y="0.03cm" svg:viewBox="0 0 301 286" svg:d="M49 254c-3 15-5 19-38 19-7 0-11 0-11 8 0 5 4 5 11 5 50 0 101 0 151 0 66 0 116-49 116-90 0-30-25-54-66-59 45-8 89-40 89-79 0-32-27-58-79-58-47 0-95 0-142 0-7 0-12 0-12 8 0 5 4 5 12 5 2 0 9 0 16 0 8 1 12 1 12 7 0 2 0 3-2 9-20 74-38 150-57 225zM113 133c8-34 18-69 26-104 4-15 5-16 23-16s37 0 55 0c36 0 46 24 46 43 0 38-36 77-88 77-20 0-42 0-62 0zM95 273c-6 0-7 0-10 0-5 0-6-1-6-5 0-1 0-1 3-10 9-38 19-76 28-115 27 0 54 0 81 0 39 0 48 30 48 49 0 40-37 81-88 81-19 0-37 0-56 0z"><text:p/></draw:path><draw:path draw:style-name="gr63" draw:text-style-name="P8" svg:width="0.097cm" svg:height="0.42cm" svg:x="1.627cm" svg:y="0.001cm" svg:viewBox="0 0 98 421" svg:d="M98 210c0-32-4-83-27-131-25-51-63-79-66-79s-5 2-5 5c0 1 0 1 8 9 41 41 65 109 65 196 0 71-15 146-67 199-6 6-6 6-6 7 0 2 2 5 5 5s42-29 67-83c22-46 26-93 26-128z"><text:p/></draw:path><draw:path draw:style-name="gr64" draw:text-style-name="P8" svg:width="0.28cm" svg:height="0.099cm" svg:x="1.908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65" draw:text-style-name="P8" svg:width="0.3cm" svg:height="0.285cm" svg:x="2.346cm" svg:y="0.03cm" svg:viewBox="0 0 301 286" svg:d="M112 154c24 0 48 0 72 0 60 0 117-43 117-90 0-33-27-64-83-64-45 0-91 0-136 0-8 0-12 0-12 7 0 6 3 6 12 6 6 0 13 0 18 0 7 1 9 3 9 7 0 2-1 3-2 9-19 74-37 150-57 225-3 15-4 19-38 19-7 0-12 0-12 8 0 5 6 5 7 5 12 0 42-1 53-1 10 0 18 0 28 0 9 0 18 1 27 1 3 0 9 0 9-8 0-5-4-5-12-5-16 0-28 0-28-7 0-3 1-5 1-8 9-34 18-69 27-104zM142 29c3-15 4-16 22-16 14 0 28 0 41 0 35 0 58 11 58 40 0 17-9 53-25 68-22 18-47 22-65 22-21 0-40 0-60 0 9-38 19-76 29-114z"><text:p/></draw:path><draw:path draw:style-name="gr66" draw:text-style-name="P8" svg:width="0.096cm" svg:height="0.42cm" svg:x="2.7cm" svg:y="0.001cm" svg:viewBox="0 0 97 421" svg:d="M97 416c0-1 0-1-7-9-53-54-66-133-66-197 0-73 16-146 68-198 5-6 5-6 5-7 0-4-1-5-3-5-5 0-44 29-68 83-21 46-26 92-26 127 0 33 4 83 28 131 25 52 61 80 66 80 2 0 3-1 3-5z"><text:p/></draw:path><draw:path draw:style-name="gr67" draw:text-style-name="P8" svg:width="0.288cm" svg:height="0.3cm" svg:x="2.837cm" svg:y="0.015cm" svg:viewBox="0 0 289 301" svg:d="M60 252c-17 28-32 34-52 35-4 1-8 1-8 9 0 2 2 5 5 5 12 0 25-2 37-2 13 0 28 2 42 2 2 0 7 0 7-9 0-4-3-5-6-5-9 0-20-3-20-14 0-5 2-10 6-16 11-18 21-35 32-53 35 0 71 0 106 0 1 10 7 65 7 70 0 12-23 13-31 13-6 0-10 0-10 9 0 5 5 5 6 5 17 0 35-2 53-2 11 0 37 2 47 2 3 0 8 0 8-9 0-5-5-5-9-5-27 0-27-2-28-14-8-87-18-174-26-262 0-9 0-11-8-11-7 0-8 4-10 7-50 82-99 164-148 245zM112 191c27-47 55-92 82-138 5 46 9 91 14 138-33 0-64 0-96 0z"><text:p/></draw:path><draw:path draw:style-name="gr68" draw:text-style-name="P8" svg:width="0.097cm" svg:height="0.42cm" svg:x="3.162cm" svg:y="0.001cm" svg:viewBox="0 0 98 421" svg:d="M98 210c0-32-4-83-28-131-26-51-62-79-65-79-4 0-5 2-5 5 0 1 0 1 8 9 41 41 65 109 65 196 0 71-15 146-67 199-6 6-6 6-6 7 0 2 1 5 5 5 3 0 42-29 66-83 21-46 27-93 27-128z"><text:p/></draw:path><draw:path draw:style-name="gr69" draw:text-style-name="P8" svg:width="0.203cm" svg:height="0.202cm" svg:x="3.457cm" svg:y="0.11cm" svg:viewBox="0 0 204 203" svg:d="M102 90c-28-27-56-56-84-84-5-5-6-6-10-6-3 0-8 4-8 8 0 3 1 4 6 9 28 27 56 56 84 84-28 28-56 56-84 85-5 5-6 6-6 9 0 5 5 8 8 8 4 0 5-1 10-6 28-29 56-56 84-84 29 29 59 58 88 88 2 0 3 2 6 2 4 0 8-3 8-8 0-1 0-3-1-5 0-1-67-67-89-89 26-25 52-52 78-77 1-2 8-7 10-10 1-1 2-3 2-6 0-4-4-8-8-8s-5 1-10 6c-28 28-56 57-84 84z"><text:p/></draw:path><draw:path draw:style-name="gr70" draw:text-style-name="P8" svg:width="0.3cm" svg:height="0.285cm" svg:x="3.834cm" svg:y="0.03cm" svg:viewBox="0 0 301 286" svg:d="M112 154c24 0 46 0 70 0 60 0 119-43 119-90 0-33-27-64-83-64-45 0-91 0-136 0-9 0-14 0-14 7 0 6 5 6 14 6 4 0 12 0 18 0 6 1 8 3 8 7 0 2 0 3-1 9-19 74-37 150-57 225-4 15-4 19-38 19-7 0-12 0-12 8 0 5 5 5 6 5 12 0 42-1 54-1 8 0 18 0 28 0 8 0 18 1 26 1 4 0 8 0 8-8 0-5-3-5-10-5-16 0-28 0-28-7 0-3 0-5 1-8 9-34 18-69 27-104zM142 29c3-15 4-16 22-16 14 0 28 0 41 0 35 0 57 11 57 40 0 17-9 53-24 68-22 18-47 22-66 22-20 0-40 0-59 0 9-38 19-76 29-114z"><text:p/></draw:path><draw:path draw:style-name="gr71" draw:text-style-name="P8" svg:width="0.097cm" svg:height="0.42cm" svg:x="4.188cm" svg:y="0.001cm" svg:viewBox="0 0 98 421" svg:d="M98 416c0-1 0-1-7-9-53-54-66-133-66-197 0-73 16-146 67-198 6-6 6-6 6-7 0-4-2-5-4-5-4 0-42 29-68 83-21 46-26 92-26 127 0 33 5 83 28 131 26 52 62 80 66 80 2 0 4-1 4-5z"><text:p/></draw:path><draw:path draw:style-name="gr72" draw:text-style-name="P8" svg:width="0.3cm" svg:height="0.285cm" svg:x="4.328cm" svg:y="0.03cm" svg:viewBox="0 0 301 286" svg:d="M49 254c-3 15-5 19-38 19-7 0-11 0-11 8 0 5 4 5 11 5 50 0 101 0 151 0 66 0 116-49 116-90 0-30-25-54-66-59 45-8 89-40 89-79 0-32-27-58-79-58-47 0-95 0-142 0-7 0-12 0-12 8 0 5 4 5 12 5 2 0 9 0 16 0 8 1 12 1 12 7 0 2-1 3-2 9-20 74-38 150-57 225zM113 133c8-34 18-69 26-104 4-15 5-16 23-16s36 0 54 0c37 0 47 24 47 43 0 38-36 77-88 77-20 0-42 0-62 0zM95 273c-6 0-7 0-10 0-5 0-6-1-6-5 0-1 0-1 3-10 9-38 19-76 28-115 27 0 54 0 81 0 39 0 48 30 48 49 0 40-37 81-88 81-19 0-37 0-56 0z"><text:p/></draw:path><draw:path draw:style-name="gr73" draw:text-style-name="P8" svg:width="0.097cm" svg:height="0.42cm" svg:x="4.675cm" svg:y="0.001cm" svg:viewBox="0 0 98 421" svg:d="M98 210c0-32-4-83-27-131-25-51-63-79-66-79s-5 2-5 5c0 1 0 1 8 9 41 41 65 109 65 196 0 71-15 146-67 199-6 6-6 6-6 7 0 2 2 5 5 5s42-29 67-83c22-46 26-93 26-128z"><text:p/></draw:path></draw:g></draw:g>.</text:p>
      <text:p text:style-name="P6">- Deux évènements A et B de probabilité non nulle sont indépendants si <draw:g text:anchor-type="as-char" svg:y="-0.314cm" draw:z-index="6" draw:style-name="gr1"><svg:title>TexMaths</svg:title><svg:desc>12§display§P_A(B) = P(B)§svg§600§FALSE§</svg:desc><draw:g draw:style-name="gr2"><draw:path draw:style-name="gr46" draw:text-style-name="P7" svg:width="2.686cm" svg:height="0.376cm" svg:x="0.006cm" svg:y="0.023cm" svg:viewBox="0 0 2687 377" svg:d="M1344 377c-449 0-897 0-1344 0 0-126 0-251 0-377 896 0 1791 0 2687 0 0 126 0 251 0 377-447 0-896 0-1343 0z"><text:p/></draw:path><draw:path draw:style-name="gr47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48" draw:text-style-name="P8" svg:width="0.221cm" svg:height="0.209cm" svg:x="0.272cm" svg:y="0.17cm" svg:viewBox="0 0 222 210" svg:d="M43 174c-9 17-19 24-37 26-2 0-6 0-6 6 0 3 2 4 4 4 8 0 18-1 25-1 9 0 21 1 31 1 1 0 6 0 6-7 0-3-5-3-6-3-2 0-12-2-12-9 0-3 2-9 4-12 8-12 15-24 24-36 27 0 56 0 84 0 2 16 4 32 7 49-1 3-3 8-21 8-3 0-7 0-7 6 0 1 1 4 5 4 8 0 29-1 37-1 6 0 13 0 18 0s12 1 17 1c4 0 6-2 6-6s-4-4-8-4c-17 0-18-3-18-10-9-61-18-121-27-182-1-7-1-8-7-8s-7 2-10 6c-36 57-73 112-109 168zM83 132c20-32 42-63 62-96 5 33 9 64 13 96-25 0-50 0-75 0z"><text:p/></draw:path><draw:path draw:style-name="gr49" draw:text-style-name="P8" svg:width="0.097cm" svg:height="0.42cm" svg:x="0.571cm" svg:y="0.001cm" svg:viewBox="0 0 98 421" svg:d="M98 416c0-1 0-1-7-9-53-54-66-133-66-197 0-73 16-146 67-198 6-6 6-6 6-7 0-4-2-5-4-5-4 0-42 29-68 83-20 46-26 92-26 127 0 33 5 83 29 131 25 52 61 80 65 80 2 0 4-1 4-5z"><text:p/></draw:path><draw:path draw:style-name="gr50" draw:text-style-name="P8" svg:width="0.3cm" svg:height="0.285cm" svg:x="0.711cm" svg:y="0.03cm" svg:viewBox="0 0 301 286" svg:d="M49 254c-3 15-5 19-38 19-7 0-11 0-11 8 0 5 4 5 11 5 50 0 101 0 151 0 66 0 116-49 116-90 0-30-25-54-66-59 45-8 89-40 89-79 0-32-27-58-79-58-47 0-95 0-142 0-7 0-12 0-12 8 0 5 4 5 12 5 2 0 9 0 16 0 8 1 12 1 12 7 0 2 0 3-2 9-20 74-38 150-57 225zM113 133c8-34 18-69 26-104 4-15 5-16 23-16s37 0 55 0c36 0 46 24 46 43 0 38-36 77-88 77-20 0-42 0-62 0zM95 273c-6 0-7 0-10 0-5 0-6-1-6-5 0-1 0-1 3-10 9-38 19-76 28-115 27 0 54 0 81 0 39 0 48 30 48 49 0 40-37 81-88 81-19 0-37 0-56 0z"><text:p/></draw:path><draw:path draw:style-name="gr51" draw:text-style-name="P8" svg:width="0.097cm" svg:height="0.42cm" svg:x="1.058cm" svg:y="0.001cm" svg:viewBox="0 0 98 421" svg:d="M98 210c0-32-4-83-27-131-25-51-63-79-66-79s-5 2-5 5c0 1 0 1 8 9 41 41 65 109 65 196 0 71-15 146-67 199-6 6-6 6-6 7 0 2 2 5 5 5s42-29 67-83c22-46 26-93 26-128z"><text:p/></draw:path><draw:path draw:style-name="gr52" draw:text-style-name="P8" svg:width="0.28cm" svg:height="0.099cm" svg:x="1.338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3" draw:text-style-name="P8" svg:width="0.3cm" svg:height="0.285cm" svg:x="1.775cm" svg:y="0.03cm" svg:viewBox="0 0 301 286" svg:d="M112 154c24 0 46 0 70 0 60 0 119-43 119-90 0-33-27-64-83-64-45 0-91 0-136 0-9 0-12 0-12 7 0 6 3 6 12 6 4 0 13 0 18 0 6 1 9 3 9 7 0 2-1 3-2 9-19 74-37 150-57 225-3 15-4 19-38 19-7 0-12 0-12 8 0 5 6 5 7 5 11 0 41-1 53-1 10 0 18 0 28 0 8 0 18 1 26 1 4 0 10 0 10-8 0-5-5-5-12-5-16 0-28 0-28-7 0-3 1-5 1-8 9-34 18-69 27-104zM142 29c3-15 4-16 22-16 14 0 28 0 41 0 35 0 57 11 57 40 0 17-9 53-24 68-22 18-47 22-65 22-21 0-40 0-60 0 9-38 19-76 29-114z"><text:p/></draw:path><draw:path draw:style-name="gr54" draw:text-style-name="P8" svg:width="0.097cm" svg:height="0.42cm" svg:x="2.129cm" svg:y="0.001cm" svg:viewBox="0 0 98 421" svg:d="M98 416c0-1 0-1-7-9-53-54-66-133-66-197 0-73 16-146 67-198 6-6 6-6 6-7 0-4-2-5-4-5-4 0-42 29-68 83-20 46-26 92-26 127 0 33 5 83 29 131 25 52 61 80 65 80 2 0 4-1 4-5z"><text:p/></draw:path><draw:path draw:style-name="gr55" draw:text-style-name="P8" svg:width="0.3cm" svg:height="0.285cm" svg:x="2.269cm" svg:y="0.03cm" svg:viewBox="0 0 301 286" svg:d="M49 254c-3 15-5 19-38 19-7 0-11 0-11 8 0 5 4 5 11 5 50 0 101 0 151 0 66 0 116-49 116-90 0-30-25-54-66-59 45-8 89-40 89-79 0-32-27-58-79-58-47 0-95 0-142 0-7 0-12 0-12 8 0 5 4 5 12 5 2 0 9 0 16 0 8 1 12 1 12 7 0 2 0 3-2 9-20 74-38 150-57 225zM113 133c8-34 18-69 26-104 4-15 5-16 23-16s36 0 54 0c37 0 47 24 47 43 0 38-36 77-88 77-20 0-42 0-62 0zM95 273c-6 0-7 0-10 0-5 0-6-1-6-5 0-1 0-1 3-10 9-38 19-76 28-115 27 0 54 0 81 0 39 0 48 30 48 49 0 40-37 81-88 81-19 0-37 0-56 0z"><text:p/></draw:path><draw:path draw:style-name="gr56" draw:text-style-name="P8" svg:width="0.097cm" svg:height="0.42cm" svg:x="2.616cm" svg:y="0.001cm" svg:viewBox="0 0 98 421" svg:d="M98 210c0-32-4-83-27-131-25-51-63-79-66-79s-5 2-5 5c0 1 0 1 8 9 41 41 65 109 65 196 0 71-15 146-67 199-6 6-6 6-6 7 0 2 2 5 5 5s42-29 67-83c22-46 26-93 26-128z"><text:p/></draw:path></draw:g></draw:g><text:s/>ou <draw:g text:anchor-type="as-char" svg:y="-0.314cm" draw:z-index="7" draw:style-name="gr1"><svg:title>TexMaths</svg:title><svg:desc>12§display§P_B(A) = P(A)§svg§600§FALSE§</svg:desc><draw:g draw:style-name="gr2"><draw:path draw:style-name="gr35" draw:text-style-name="P7" svg:width="2.652cm" svg:height="0.375cm" svg:x="0.006cm" svg:y="0.022cm" svg:viewBox="0 0 2653 376" svg:d="M0 0c884 0 1769 0 2653 0 0 125 0 251 0 376-884 0-1769 0-2653 0 0-125 0-251 0-376z"><text:p/></draw:path><draw:path draw:style-name="gr36" draw:text-style-name="P8" svg:width="0.3cm" svg:height="0.286cm" svg:x="0.001cm" svg:y="0.028cm" svg:viewBox="0 0 301 287" svg:d="M110 155c24 0 48 0 72 0 60 0 119-44 119-91 0-33-27-64-83-64-45 0-91 0-136 0-9 0-14 0-14 8 0 5 4 5 12 5 6 0 14 1 20 1 6 2 8 3 8 8 0 1 0 2-1 7-19 74-37 150-57 225-4 16-4 20-38 20-7 0-12 0-12 7 0 6 5 6 6 6 12 0 42-2 54-2 8 0 18 1 26 1 10 0 20 1 28 1 4 0 8 0 8-9 0-4-3-4-12-4-15 0-26 0-26-8 0-3 0-5 1-8 9-34 17-68 25-103zM142 30c3-16 4-17 22-17 14 0 27 0 40 0 36 0 58 12 58 41 0 17-9 53-26 67-20 20-45 23-64 23-20 0-40 0-59 0 9-38 19-75 29-114z"><text:p/></draw:path><draw:path draw:style-name="gr37" draw:text-style-name="P8" svg:width="0.225cm" svg:height="0.2cm" svg:x="0.276cm" svg:y="0.178cm" svg:viewBox="0 0 226 201" svg:d="M35 178c-3 10-3 12-25 12-6 0-10 0-10 6 0 5 4 5 10 5 38 0 75 0 114 0 49 0 87-34 87-63 0-21-19-39-50-42 35-7 65-29 65-55 0-22-23-41-62-41-36 0-70 0-106 0-6 0-10 0-10 6 0 4 4 4 10 4 3 0 6 0 10 1 6 0 8 1 8 3s0 3-2 8c-13 51-26 103-39 156zM83 93c6-24 12-49 18-73 2-9 2-10 14-10 15 0 30 0 45 0 31 0 37 20 37 31 0 24-27 52-66 52-16 0-33 0-48 0zM68 190c-9 0-9 0-9-2s0-3 1-6c7-28 13-56 20-82 21 0 42 0 63 0 27 0 38 19 38 36 0 29-30 54-66 54-15 0-31 0-47 0z"><text:p/></draw:path><draw:path draw:style-name="gr38" draw:text-style-name="P8" svg:width="0.097cm" svg:height="0.419cm" svg:x="0.586cm" svg:y="0cm" svg:viewBox="0 0 98 420" svg:d="M98 415c0-2 0-2-7-9-53-53-67-132-67-196 0-73 17-146 68-199 6-5 6-5 6-7 0-3-2-4-4-4-5 0-42 29-68 82-21 47-26 93-26 128 0 32 5 83 28 130 25 52 61 80 66 80 2 0 4-2 4-5z"><text:p/></draw:path><draw:path draw:style-name="gr39" draw:text-style-name="P8" svg:width="0.288cm" svg:height="0.3cm" svg:x="0.723cm" svg:y="0.014cm" svg:viewBox="0 0 289 301" svg:d="M61 251c-17 29-33 35-51 36-6 0-10 0-10 9 0 2 2 5 6 5 11 0 24-3 36-3 14 0 29 3 42 3 2 0 8 0 8-9 0-5-3-5-7-5-9-1-19-5-19-15 0-5 2-10 6-16 11-17 20-35 31-52 35 0 71 0 106 0 1 8 7 65 7 69 0 13-22 14-30 14-6 0-11 0-11 9 0 5 5 5 6 5 18 0 36-3 53-3 11 0 37 3 48 3 2 0 7 0 7-10 0-4-3-4-9-4-27 0-27-3-28-15-8-87-17-175-25-262-1-9-1-10-9-10-7 0-8 2-10 7-50 82-98 164-147 244zM112 191c27-47 55-94 82-139 5 45 9 92 14 139-33 0-64 0-96 0z"><text:p/></draw:path><draw:path draw:style-name="gr40" draw:text-style-name="P8" svg:width="0.097cm" svg:height="0.419cm" svg:x="1.048cm" svg:y="0cm" svg:viewBox="0 0 98 420" svg:d="M98 210c0-32-4-84-27-131-25-51-63-79-66-79s-5 1-5 4c0 2 0 2 8 10 41 41 65 109 65 196 0 71-15 145-67 199-6 4-6 4-6 6 0 3 2 5 5 5s42-29 67-82c22-47 26-94 26-128z"><text:p/></draw:path><draw:path draw:style-name="gr41" draw:text-style-name="P8" svg:width="0.28cm" svg:height="0.098cm" svg:x="1.329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2" draw:text-style-name="P8" svg:width="0.3cm" svg:height="0.286cm" svg:x="1.766cm" svg:y="0.028cm" svg:viewBox="0 0 301 287" svg:d="M112 155c24 0 46 0 70 0 60 0 119-44 119-91 0-33-27-64-83-64-45 0-91 0-136 0-9 0-14 0-14 8 0 5 5 5 14 5 4 0 13 1 18 1 6 2 9 3 9 8 0 1-1 2-2 7-19 74-37 150-57 225-3 16-4 20-38 20-7 0-12 0-12 7 0 6 5 6 7 6 11 0 41-2 53-2 8 0 18 1 28 1 8 0 18 1 26 1 4 0 8 0 8-9 0-4-3-4-10-4-16 0-28 0-28-8 0-3 0-5 1-8 9-34 18-68 27-103zM142 30c3-16 4-17 22-17 14 0 28 0 41 0 35 0 57 12 57 41 0 17-9 53-24 67-22 20-47 23-65 23-21 0-40 0-60 0 9-38 19-75 29-114z"><text:p/></draw:path><draw:path draw:style-name="gr43" draw:text-style-name="P8" svg:width="0.097cm" svg:height="0.419cm" svg:x="2.12cm" svg:y="0cm" svg:viewBox="0 0 98 420" svg:d="M98 415c0-2 0-2-7-9-53-53-66-132-66-196 0-73 16-146 67-199 6-5 6-5 6-7 0-3-2-4-4-4-4 0-42 29-68 82-21 47-26 93-26 128 0 32 5 83 28 130 25 52 62 80 66 80 2 0 4-2 4-5z"><text:p/></draw:path><draw:path draw:style-name="gr44" draw:text-style-name="P8" svg:width="0.288cm" svg:height="0.3cm" svg:x="2.257cm" svg:y="0.014cm" svg:viewBox="0 0 289 301" svg:d="M61 251c-17 29-33 35-51 36-5 0-10 0-10 9 0 2 2 5 6 5 11 0 24-3 36-3 14 0 29 3 42 3 2 0 8 0 8-9 0-5-3-5-7-5-9-1-19-5-19-15 0-5 2-10 6-16 11-17 20-35 31-52 36 0 71 0 107 0 0 8 6 65 6 69 0 13-22 14-30 14-6 0-11 0-11 9 0 5 4 3 6 5 18 0 36-3 53-3 11 0 37 3 48 3 2 0 7 0 7-10 0-4-3-4-9-4-27 0-27-3-28-15-8-87-17-175-25-262-1-9-1-10-9-10-6 0-8 2-10 7-50 82-98 164-147 244zM112 191c27-47 55-94 82-139 5 45 10 92 15 139-33 0-65 0-97 0z"><text:p/></draw:path><draw:path draw:style-name="gr45" draw:text-style-name="P8" svg:width="0.096cm" svg:height="0.419cm" svg:x="2.583cm" svg:y="0cm" svg:viewBox="0 0 97 420" svg:d="M97 210c0-32-5-84-27-131-26-51-62-79-66-79-3 0-4 1-4 4 0 2 0 2 7 10 42 41 66 109 66 196 0 71-15 145-68 199-5 4-5 4-5 6 0 3 1 5 4 5 4 0 42-29 67-82 21-47 26-94 26-128z"><text:p/></draw:path></draw:g></draw:g></text:p>
      <text:p text:style-name="P5">- Si A et B sont indépendants alors A barre et B sont indépendants.</text:p>
      <text:p text:style-name="P5"/>
      <text:p text:style-name="P5"/>
      <text:h text:style-name="Heading_20_3" text:outline-level="3" text:is-list-header="true"><text:soft-page-break/>B – Succession d’épreuves indépendantes</text:h>
      <text:h text:style-name="Heading_20_4" text:outline-level="4">1. Définition</text:h>
      <text:p text:style-name="P5">Plusieurs expériences sont identiques et indépendantes si :</text:p>
      <text:p text:style-name="P5">- elles ont les mêmes issues,</text:p>
      <text:p text:style-name="P5">- chaque issue possède la même probabilité.</text:p>
      <text:h text:style-name="Heading_20_4" text:outline-level="4">2. Lois</text:h>
      <text:p text:style-name="P5">On considère une expérience aléatoire à deux issues A et B avec les</text:p>
      <text:p text:style-name="P5">probabilités P(A) et P(B).</text:p>
      <text:p text:style-name="P5">Si on répète l'expérience deux fois de suite :</text:p>
      <text:p text:style-name="P6">- la probabilité d'obtenir l'issue A suivie de l'issue B est égale à <draw:g text:anchor-type="as-char" svg:y="-0.314cm" draw:z-index="8" draw:style-name="gr1"><svg:title>TexMaths</svg:title><svg:desc>12§display§P(A) \times P(B)§svg§600§FALSE§</svg:desc><draw:g draw:style-name="gr2"><draw:path draw:style-name="gr25" draw:text-style-name="P7" svg:width="2.399cm" svg:height="0.376cm" svg:x="0.006cm" svg:y="0.023cm" svg:viewBox="0 0 2400 377" svg:d="M1201 377c-401 0-800 0-1201 0 0-126 0-251 0-377 800 0 1599 0 2400 0 0 126 0 251 0 377-400 0-799 0-1199 0z"><text:p/></draw:path><draw:path draw:style-name="gr26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27" draw:text-style-name="P8" svg:width="0.097cm" svg:height="0.42cm" svg:x="0.355cm" svg:y="0.001cm" svg:viewBox="0 0 98 421" svg:d="M98 416c0-1 0-1-7-9-53-54-66-133-66-197 0-73 16-146 67-198 6-6 6-6 6-7 0-4-2-5-4-5-4 0-42 29-68 83-21 46-26 92-26 127 0 33 5 83 28 131 26 52 62 80 66 80 2 0 4-1 4-5z"><text:p/></draw:path><draw:path draw:style-name="gr28" draw:text-style-name="P8" svg:width="0.288cm" svg:height="0.3cm" svg:x="0.492cm" svg:y="0.015cm" svg:viewBox="0 0 289 301" svg:d="M61 252c-17 28-33 34-51 35-5 1-10 1-10 9 0 2 2 5 6 5 11 0 24-2 36-2 14 0 29 2 42 2 2 0 8 0 8-9 0-4-3-5-7-5-9 0-19-3-19-14 0-5 2-10 6-16 11-18 20-35 31-53 36 0 71 0 107 0 0 10 6 65 6 70 0 12-22 13-30 13-6 0-11 0-11 9 0 5 4 3 6 5 18 0 36-2 53-2 11 0 37 2 48 2 2 0 7 0 7-9 0-5-3-5-9-5-27 0-27-2-28-14-8-87-17-174-25-262-1-9-1-11-9-11-6 0-8 4-10 7-50 82-98 164-147 245zM112 191c27-47 55-92 82-138 5 46 10 91 15 138-33 0-65 0-97 0z"><text:p/></draw:path><draw:path draw:style-name="gr29" draw:text-style-name="P8" svg:width="0.096cm" svg:height="0.42cm" svg:x="0.818cm" svg:y="0.001cm" svg:viewBox="0 0 97 421" svg:d="M97 210c0-32-5-83-27-131-26-51-62-79-66-79-3 0-4 2-4 5 0 1 0 1 7 9 42 41 66 109 66 196 0 71-15 146-68 199-5 6-5 6-5 7 0 2 1 5 4 5 4 0 42-29 67-83 21-46 26-93 26-128z"><text:p/></draw:path><draw:path draw:style-name="gr30" draw:text-style-name="P8" svg:width="0.202cm" svg:height="0.202cm" svg:x="1.113cm" svg:y="0.11cm" svg:viewBox="0 0 203 203" svg:d="M102 90c-28-27-56-56-84-84-6-5-6-6-10-6s-8 4-8 8c0 3 0 4 5 9 29 27 56 56 85 84-29 28-56 56-85 85-5 5-5 6-5 9 0 5 4 8 8 8s4-1 10-6c28-29 55-56 83-84 29 29 59 58 87 88 2 0 4 2 6 2 6 0 9-3 9-8 0-1 0-3-1-5 0-1-68-67-88-89 25-25 52-52 77-77 2-2 8-7 11-10 0-1 1-3 1-6 0-4-3-8-9-8-2 0-4 1-9 6-28 28-55 57-83 84z"><text:p/></draw:path><draw:path draw:style-name="gr31" draw:text-style-name="P8" svg:width="0.3cm" svg:height="0.285cm" svg:x="1.487cm" svg:y="0.03cm" svg:viewBox="0 0 301 286" svg:d="M112 154c24 0 48 0 72 0 58 0 117-43 117-90 0-33-27-64-83-64-45 0-91 0-136 0-8 0-12 0-12 7 0 6 3 6 12 6 4 0 13 0 18 0 7 1 9 3 9 7 0 2-1 3-2 9-19 74-37 150-57 225-3 15-4 19-38 19-7 0-12 0-12 8 0 5 6 5 7 5 12 0 41-1 53-1 10 0 18 0 28 0 9 0 18 1 27 1 3 0 9 0 9-8 0-5-5-5-12-5-16 0-28 0-28-7 0-3 1-5 1-8 9-34 18-69 27-104zM142 29c3-15 4-16 22-16 14 0 28 0 41 0 35 0 58 11 58 40 0 17-9 53-25 68-22 18-47 22-65 22-21 0-40 0-60 0 9-38 19-76 29-114z"><text:p/></draw:path><draw:path draw:style-name="gr32" draw:text-style-name="P8" svg:width="0.097cm" svg:height="0.42cm" svg:x="1.841cm" svg:y="0.001cm" svg:viewBox="0 0 98 421" svg:d="M98 416c0-1 0-1-7-9-53-54-66-133-66-197 0-73 16-146 67-198 6-6 6-6 6-7 0-4-1-5-4-5-4 0-42 29-66 83-22 46-28 92-28 127 0 33 5 83 29 131 25 52 61 80 65 80 3 0 4-1 4-5z"><text:p/></draw:path><draw:path draw:style-name="gr33" draw:text-style-name="P8" svg:width="0.3cm" svg:height="0.285cm" svg:x="1.982cm" svg:y="0.03cm" svg:viewBox="0 0 301 286" svg:d="M49 254c-3 15-5 19-38 19-6 0-11 0-11 8 0 5 4 5 11 5 50 0 101 0 151 0 66 0 116-49 116-90 0-30-25-54-66-59 45-8 89-40 89-79 0-32-27-58-79-58-47 0-95 0-142 0-7 0-12 0-12 8 0 5 4 5 12 5 2 0 9 0 16 0 8 1 12 1 12 7 0 2 0 3-1 9-19 74-39 150-58 225zM113 133c8-34 18-69 26-104 4-15 5-16 23-16s37 0 55 0c36 0 46 24 46 43 0 38-36 77-88 77-20 0-42 0-62 0zM95 273c-6 0-7 0-10 0-5 0-6-1-6-5 0-1 0-1 3-10 9-38 19-76 28-115 27 0 54 0 81 0 39 0 48 30 48 49 0 40-37 81-88 81-19 0-37 0-56 0z"><text:p/></draw:path><draw:path draw:style-name="gr34" draw:text-style-name="P8" svg:width="0.097cm" svg:height="0.42cm" svg:x="2.329cm" svg:y="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6">- la probabilité d'obtenir l'issue B suivie de l'issue A est égale à <draw:g text:anchor-type="as-char" svg:y="-0.314cm" draw:z-index="9" draw:style-name="gr1"><svg:title>TexMaths</svg:title><svg:desc>12§display§P(B) \times P(A)§svg§600§FALSE§</svg:desc><draw:g draw:style-name="gr2"><draw:path draw:style-name="gr15" draw:text-style-name="P7" svg:width="2.399cm" svg:height="0.376cm" svg:x="0.006cm" svg:y="0.023cm" svg:viewBox="0 0 2400 377" svg:d="M1201 377c-401 0-800 0-1201 0 0-126 0-251 0-377 800 0 1599 0 2400 0 0 126 0 251 0 377-400 0-799 0-1199 0z"><text:p/></draw:path><draw:path draw:style-name="gr16" draw:text-style-name="P8" svg:width="0.3cm" svg:height="0.285cm" svg:x="0.001cm" svg:y="0.03cm" svg:viewBox="0 0 301 286" svg:d="M112 154c24 0 46 0 70 0 60 0 119-43 119-90 0-33-27-64-83-64-45 0-91 0-136 0-9 0-12 0-12 7 0 6 3 6 12 6 4 0 13 0 18 0 6 1 9 3 9 7 0 2-1 3-2 9-19 74-37 150-57 225-3 15-4 19-38 19-7 0-12 0-12 8 0 5 5 5 7 5 11 0 41-1 53-1 10 0 18 0 28 0 8 0 18 1 26 1 4 0 8 0 8-8 0-5-3-5-10-5-16 0-28 0-28-7 0-3 1-5 1-8 9-34 18-69 27-104zM142 29c3-15 4-16 22-16 14 0 28 0 41 0 35 0 57 11 57 40 0 17-9 53-24 68-22 18-47 22-65 22-21 0-40 0-60 0 9-38 19-76 29-114z"><text:p/></draw:path><draw:path draw:style-name="gr17" draw:text-style-name="P8" svg:width="0.097cm" svg:height="0.42cm" svg:x="0.355cm" svg:y="0.001cm" svg:viewBox="0 0 98 421" svg:d="M98 416c0-1 0-1-7-9-53-54-66-133-66-197 0-73 16-146 67-198 6-6 6-6 6-7 0-4-2-5-4-5-4 0-42 29-68 83-21 46-26 92-26 127 0 33 5 83 28 131 26 52 62 80 66 80 2 0 4-1 4-5z"><text:p/></draw:path><draw:path draw:style-name="gr18" draw:text-style-name="P8" svg:width="0.3cm" svg:height="0.285cm" svg:x="0.495cm" svg:y="0.03cm" svg:viewBox="0 0 301 286" svg:d="M49 254c-3 15-5 19-38 19-7 0-11 0-11 8 0 5 4 5 11 5 50 0 101 0 151 0 66 0 116-49 116-90 0-30-25-54-66-59 45-8 89-40 89-79 0-32-29-58-79-58-47 0-95 0-142 0-7 0-12 0-12 8 0 5 4 5 12 5 2 0 9 0 16 0 8 1 12 1 12 7 0 2-1 3-2 9-20 74-38 150-57 225zM113 133c8-34 18-69 26-104 4-15 5-16 23-16s36 0 54 0c37 0 47 24 47 43 0 38-37 77-88 77-20 0-42 0-62 0zM95 273c-6 0-7 0-10 0-5 0-6-1-6-5 0-1 0-1 3-10 9-38 19-76 28-115 27 0 54 0 81 0 39 0 48 30 48 49 0 40-37 81-88 81-19 0-37 0-56 0z"><text:p/></draw:path><draw:path draw:style-name="gr19" draw:text-style-name="P8" svg:width="0.097cm" svg:height="0.42cm" svg:x="0.842cm" svg:y="0.001cm" svg:viewBox="0 0 98 421" svg:d="M98 210c0-32-4-83-28-131-26-51-62-79-65-79s-5 2-5 5c0 1 0 1 8 9 41 41 65 109 65 196 0 71-15 146-67 199-6 6-6 6-6 7 0 2 2 5 5 5s42-29 66-83c21-46 27-93 27-128z"><text:p/></draw:path><draw:path draw:style-name="gr20" draw:text-style-name="P8" svg:width="0.203cm" svg:height="0.202cm" svg:x="1.137cm" svg:y="0.11cm" svg:viewBox="0 0 204 203" svg:d="M102 90c-28-27-56-56-84-84-5-5-6-6-10-6-3 0-8 4-8 8 0 3 1 4 6 9 28 27 56 56 84 84-28 28-56 56-84 85-5 5-6 6-6 9 0 5 5 8 8 8 4 0 5-1 10-6 28-29 56-56 84-84 29 29 59 58 88 88 2 0 3 2 6 2 4 0 8-3 8-8 0-1 0-3-1-5 0-1-67-67-89-89 25-25 52-52 77-77 2-2 9-7 11-10 1-1 2-3 2-6 0-4-4-8-8-8s-5 1-10 6c-28 28-56 57-84 84z"><text:p/></draw:path><draw:path draw:style-name="gr21" draw:text-style-name="P8" svg:width="0.3cm" svg:height="0.285cm" svg:x="1.513cm" svg:y="0.03cm" svg:viewBox="0 0 301 286" svg:d="M110 154c24 0 48 0 72 0 60 0 119-43 119-90 0-33-27-64-83-64-45 0-91 0-136 0-9 0-14 0-14 7 0 6 4 6 12 6 6 0 14 0 20 0 6 1 8 3 8 7 0 2 0 3-1 9-19 74-37 150-57 225-4 15-4 19-38 19-7 0-12 0-12 8 0 5 5 5 6 5 12 0 42-1 54-1 8 0 18 0 26 0 10 0 20 1 28 1 4 0 8 0 8-8 0-5-3-5-12-5-15 0-26 0-26-7 0-3 0-5 1-8 9-34 17-69 25-104zM142 29c3-15 4-16 22-16 14 0 27 0 40 0 36 0 58 11 58 40 0 17-9 53-26 68-20 18-45 22-64 22-20 0-40 0-59 0 9-38 19-76 29-114z"><text:p/></draw:path><draw:path draw:style-name="gr22" draw:text-style-name="P8" svg:width="0.097cm" svg:height="0.42cm" svg:x="1.867cm" svg:y="0.001cm" svg:viewBox="0 0 98 421" svg:d="M98 416c0-1 0-1-7-9-53-54-67-133-67-197 0-73 17-146 68-198 6-6 6-6 6-7 0-4-2-5-4-5-5 0-42 29-68 83-21 46-26 92-26 127 0 33 5 83 28 131 25 52 61 80 66 80 2 0 4-1 4-5z"><text:p/></draw:path><draw:path draw:style-name="gr23" draw:text-style-name="P8" svg:width="0.288cm" svg:height="0.3cm" svg:x="2.003cm" svg:y="0.015cm" svg:viewBox="0 0 289 301" svg:d="M61 252c-17 28-33 34-51 35-6 1-10 1-10 9 0 2 2 5 6 5 11 0 24-2 36-2 14 0 29 2 42 2 2 0 8 0 8-9 0-4-3-5-7-5-9 0-19-3-19-14 0-5 2-10 6-16 11-18 20-35 31-53 35 0 71 0 106 0 1 10 7 65 7 70 0 12-22 13-30 13-6 0-11 0-11 9 0 5 5 5 6 5 18 0 36-2 53-2 11 0 37 2 48 2 2 0 7 0 7-9 0-5-3-5-9-5-27 0-27-2-28-14-8-87-17-174-25-262-1-9-1-11-9-11-7 0-8 4-10 7-50 82-98 164-147 245zM112 191c27-47 55-92 82-138 5 46 9 91 14 138-33 0-64 0-96 0z"><text:p/></draw:path><draw:path draw:style-name="gr24" draw:text-style-name="P8" svg:width="0.097cm" svg:height="0.42cm" svg:x="2.329cm" svg:y="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6">- la probabilité d'obtenir deux fois l'issue A est égale à <draw:g text:anchor-type="as-char" svg:y="-0.369cm" draw:z-index="10" draw:style-name="gr1"><svg:title>TexMaths</svg:title><svg:desc>12§display§P(A)^2§svg§600§FALSE§</svg:desc><draw:g draw:style-name="gr2"><draw:path draw:style-name="gr9" draw:text-style-name="P7" svg:width="1.076cm" svg:height="0.43cm" svg:x="0.006cm" svg:y="0.023cm" svg:viewBox="0 0 1077 431" svg:d="M540 431c-180 0-360 0-540 0 0-144 0-287 0-431 359 0 719 0 1077 0 0 144 0 287 0 431-178 0-358 0-537 0z"><text:p/></draw:path><draw:path draw:style-name="gr10" draw:text-style-name="P8" svg:width="0.3cm" svg:height="0.285cm" svg:x="0.001cm" svg:y="0.084cm" svg:viewBox="0 0 301 286" svg:d="M112 154c24 0 46 0 70 0 60 0 119-44 119-92 0-32-27-62-83-62-45 0-91 0-136 0-9 0-14 0-14 7 0 5 5 5 14 5 4 0 13 1 18 1 6 1 8 3 8 7 0 2 0 3-1 8-19 75-37 151-57 225-3 16-4 20-38 20-7 0-12 0-12 8 0 5 5 5 7 5 11 0 41-1 53-1 8 0 18 0 28 0 8 0 18 1 26 1 4 0 8 0 8-9 0-4-3-4-10-4-16 0-28 0-28-8 0-2 0-4 1-7 9-35 18-69 27-104zM142 29c3-16 4-17 22-17 14 0 28 0 41 0 35 0 57 12 57 41 0 17-9 53-24 68-22 18-47 22-66 22-20 0-40 0-59 0 9-39 19-76 29-114z"><text:p/></draw:path><draw:path draw:style-name="gr11" draw:text-style-name="P8" svg:width="0.097cm" svg:height="0.419cm" svg:x="0.355cm" svg:y="0.055cm" svg:viewBox="0 0 98 420" svg:d="M98 416c0-2 0-2-7-9-53-54-67-133-67-197 0-73 17-146 68-199 6-5 6-5 6-6 0-4-2-5-4-5-4 0-42 29-68 82-21 46-26 93-26 128 0 34 5 83 28 131 25 52 62 79 66 79 2 0 4-1 4-4z"><text:p/></draw:path><draw:path draw:style-name="gr12" draw:text-style-name="P8" svg:width="0.288cm" svg:height="0.299cm" svg:x="0.491cm" svg:y="0.07cm" svg:viewBox="0 0 289 300" svg:d="M61 253c-17 27-33 33-51 34-6 1-10 1-10 8 0 3 2 5 6 5 11 0 24-1 36-1 14 0 29 1 42 1 2 0 8 0 8-8 0-4-3-5-7-5-9 0-19-4-19-14 0-5 2-10 5-16 11-17 21-35 32-53 35 0 71 0 106 0 1 9 7 65 7 70 0 12-22 13-30 13-6 0-11 0-11 8 0 5 5 5 6 5 18 0 36-1 53-1 11 0 37 1 48 1 2 0 7 0 7-8 0-5-5-5-9-5-27 0-27-2-28-14-8-88-17-176-25-263-1-9-1-10-9-10-7 0-8 2-10 7-50 82-98 164-147 246zM112 191c27-47 55-94 82-139 4 45 9 92 14 139-33 0-64 0-96 0z"><text:p/></draw:path><draw:path draw:style-name="gr13" draw:text-style-name="P8" svg:width="0.097cm" svg:height="0.419cm" svg:x="0.815cm" svg:y="0.055cm" svg:viewBox="0 0 98 420" svg:d="M98 210c0-32-4-83-28-131-26-51-62-79-65-79s-5 1-5 5c0 1 0 1 8 9 41 41 65 108 65 196 0 71-15 145-67 198-6 6-6 6-6 8s2 4 5 4 42-29 67-83c20-45 26-91 26-127z"><text:p/></draw:path><draw:path draw:style-name="gr14" draw:text-style-name="P8" svg:width="0.13cm" svg:height="0.195cm" svg:x="0.974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p>
      <text:p text:style-name="P6">- la probabilité d'obtenir deux fois l'issue B est égale à <draw:g text:anchor-type="as-char" svg:y="-0.369cm" draw:z-index="11" draw:style-name="gr1"><svg:title>TexMaths</svg:title><svg:desc>12§display§P(B)^2§svg§600§FALSE§</svg:desc><draw:g draw:style-name="gr2"><draw:path draw:style-name="gr3" draw:text-style-name="P7" svg:width="1.101cm" svg:height="0.43cm" svg:x="0.006cm" svg:y="0.023cm" svg:viewBox="0 0 1102 431" svg:d="M551 431c-184 0-368 0-551 0 0-144 0-287 0-431 367 0 735 0 1102 0 0 144 0 287 0 431-184 0-367 0-551 0z"><text:p/></draw:path><draw:path draw:style-name="gr4" draw:text-style-name="P8" svg:width="0.3cm" svg:height="0.285cm" svg:x="0.001cm" svg:y="0.084cm" svg:viewBox="0 0 301 286" svg:d="M111 154c24 0 47 0 71 0 60 0 119-44 119-92 0-32-28-62-83-62-45 0-91 0-136 0-9 0-12 0-12 7 0 5 3 5 12 5 4 0 13 1 18 1 6 1 9 3 9 7 0 2-1 3-2 8-19 75-37 151-57 225-3 16-4 20-38 20-7 0-12 0-12 8 0 5 5 5 7 5 11 0 41-1 53-1 10 0 18 0 28 0 8 0 18 1 26 1 3 0 8 0 8-9 0-4-3-4-11-4-15 0-27 0-27-8 0-2 1-4 1-7 9-35 18-69 26-104zM141 29c4-16 5-17 23-17 13 0 28 0 41 0 35 0 56 12 56 41 0 17-8 53-24 68-21 18-46 22-64 22-21 0-40 0-60 0 9-39 19-76 28-114z"><text:p/></draw:path><draw:path draw:style-name="gr5" draw:text-style-name="P8" svg:width="0.097cm" svg:height="0.419cm" svg:x="0.355cm" svg:y="0.055cm" svg:viewBox="0 0 98 420" svg:d="M98 416c0-2 0-2-7-9-53-54-66-133-66-197 0-73 16-146 67-199 6-5 6-5 6-6 0-4-2-5-4-5-4 0-42 29-68 82-21 46-26 93-26 128 0 34 5 83 28 131 25 52 62 79 66 79 2 0 4-1 4-4z"><text:p/></draw:path><draw:path draw:style-name="gr6" draw:text-style-name="P8" svg:width="0.3cm" svg:height="0.285cm" svg:x="0.495cm" svg:y="0.084cm" svg:viewBox="0 0 301 286" svg:d="M49 253c-3 16-5 20-38 20-7 0-11 0-11 8 0 5 4 5 11 5 50 0 100 0 151 0 66 0 116-48 116-90 0-30-25-54-66-59 45-9 89-40 89-79 0-32-29-58-79-58-47 0-95 0-142 0-7 0-12 0-12 8 0 4 4 4 12 4 2 0 9 0 16 1 8 1 12 1 12 7 0 2-1 3-2 8-20 75-38 151-57 225zM113 133c8-35 18-69 26-104 4-16 5-17 23-17s36 0 54 0c37 0 47 25 47 44 0 36-38 77-88 77-20 0-42 0-62 0zM94 273c-5 0-6 0-9 0-5 0-6-2-6-5 0-1 0-1 3-10 9-38 19-78 28-116 27 0 54 0 81 0 39 0 48 31 48 49 0 42-38 82-88 82-19 0-38 0-57 0z"><text:p/></draw:path><draw:path draw:style-name="gr7" draw:text-style-name="P8" svg:width="0.097cm" svg:height="0.419cm" svg:x="0.84cm" svg:y="0.055cm" svg:viewBox="0 0 98 420" svg:d="M98 210c0-32-4-83-28-131-26-51-62-79-65-79-4 0-5 1-5 5 0 1 0 1 8 9 41 41 65 108 65 196 0 71-15 145-67 198-6 6-6 6-6 8s1 4 5 4c3 0 42-29 66-83 21-45 27-91 27-127z"><text:p/></draw:path><draw:path draw:style-name="gr8" draw:text-style-name="P8" svg:width="0.13cm" svg:height="0.195cm" svg:x="0.998cm" svg:y="0.001cm" svg:viewBox="0 0 131 196" svg:d="M131 143c-4 0-8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3:00:02.541781395</meta:creation-date>
    <dc:title>TST</dc:title>
    <meta:editing-duration>PT11M46S</meta:editing-duration>
    <meta:editing-cycles>3</meta:editing-cycles>
    <meta:generator>LibreOffice/7.3.4.2$Linux_X86_64 LibreOffice_project/30$Build-2</meta:generator>
    <dc:date>2022-06-14T13:32:53.974892025</dc:date>
    <meta:document-statistic meta:table-count="0" meta:image-count="0" meta:object-count="0" meta:page-count="2" meta:paragraph-count="34" meta:word-count="290" meta:character-count="1654" meta:non-whitespace-character-count="1381"/>
    <meta:template xlink:type="simple" xlink:actuate="onRequest" xlink:title="TST" xlink:href="../../../../../../../../home/paulhenry/.config/libreoffice/4/user/template/TST.ott" meta:date="2022-06-14T13:00:01.136475237"/>
  </office:meta>
</office:document-meta>
</file>